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lerta" svg:font-family="Allerta" style:font-pitch="variable"/>
    <style:font-face style:name="Cascadia Mono" svg:font-family="'Cascadia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3in" fo:margin-left="-0.0417in" fo:margin-top="0in" fo:margin-bottom="0in" table:align="left"/>
    </style:style>
    <style:style style:name="Table1.A" style:family="table-column">
      <style:table-column-properties style:column-width="0.9097in"/>
    </style:style>
    <style:style style:name="Table1.B" style:family="table-column">
      <style:table-column-properties style:column-width="1.2139in"/>
    </style:style>
    <style:style style:name="Table1.C" style:family="table-column">
      <style:table-column-properties style:column-width="0.8764in"/>
    </style:style>
    <style:style style:name="Table1.1" style:family="table-row">
      <style:table-row-properties style:min-row-height="0.2083in" fo:keep-together="auto"/>
    </style:style>
    <style:style style:name="Table1.A1" style:family="table-cell">
      <style:table-cell-properties style:vertical-align="bottom" fo:padding-left="0.0201in" fo:padding-right="0.0201in" fo:padding-top="0in" fo:padding-bottom="0in" fo:border="none"/>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Standard">
      <style:text-properties style:font-name="Liberation Sans"/>
    </style:style>
    <style:style style:name="P3" style:family="paragraph" style:parent-style-name="Standard">
      <style:text-properties style:font-name="Liberation Sans" officeooo:rsid="0003c55e" officeooo:paragraph-rsid="0003c55e"/>
    </style:style>
    <style:style style:name="P4" style:family="paragraph" style:parent-style-name="Standard">
      <style:text-properties style:font-name="Liberation Sans" officeooo:rsid="00053e8d" officeooo:paragraph-rsid="00053e8d"/>
    </style:style>
    <style:style style:name="P5" style:family="paragraph" style:parent-style-name="Standard">
      <style:text-properties style:font-name="Liberation Sans" officeooo:rsid="0005fe77" officeooo:paragraph-rsid="0005fe77"/>
    </style:style>
    <style:style style:name="P6" style:family="paragraph" style:parent-style-name="Standard">
      <style:text-properties style:font-name="Liberation Sans" officeooo:rsid="0007d146" officeooo:paragraph-rsid="0007d146"/>
    </style:style>
    <style:style style:name="P7" style:family="paragraph" style:parent-style-name="Standard">
      <style:text-properties style:font-name="Liberation Sans" officeooo:rsid="000892fe" officeooo:paragraph-rsid="000892fe"/>
    </style:style>
    <style:style style:name="P8" style:family="paragraph" style:parent-style-name="Standard">
      <style:text-properties style:font-name="Liberation Sans" officeooo:rsid="000bb621"/>
    </style:style>
    <style:style style:name="P9" style:family="paragraph" style:parent-style-name="Standard">
      <style:text-properties style:font-name="Liberation Sans" officeooo:rsid="000bb621" officeooo:paragraph-rsid="000f4442"/>
    </style:style>
    <style:style style:name="P10" style:family="paragraph" style:parent-style-name="Standard">
      <style:text-properties style:font-name="Liberation Sans" officeooo:rsid="00112b49" officeooo:paragraph-rsid="00112b49"/>
    </style:style>
    <style:style style:name="P11" style:family="paragraph" style:parent-style-name="Standard">
      <style:text-properties style:font-name="Liberation Sans" officeooo:rsid="00120761" officeooo:paragraph-rsid="00120761"/>
    </style:style>
    <style:style style:name="P12" style:family="paragraph" style:parent-style-name="Standard">
      <style:text-properties style:font-name="Liberation Sans" officeooo:rsid="0012d6d8" officeooo:paragraph-rsid="0012d6d8"/>
    </style:style>
    <style:style style:name="P13" style:family="paragraph" style:parent-style-name="Standard">
      <style:text-properties style:font-name="Liberation Sans" officeooo:rsid="0013e0d2" officeooo:paragraph-rsid="0013e0d2"/>
    </style:style>
    <style:style style:name="P14" style:family="paragraph" style:parent-style-name="Standard">
      <style:text-properties style:font-name="Liberation Sans" officeooo:rsid="001428f5" officeooo:paragraph-rsid="001428f5"/>
    </style:style>
    <style:style style:name="P15" style:family="paragraph" style:parent-style-name="Standard">
      <style:text-properties style:font-name="Liberation Sans" officeooo:rsid="0009db3e" officeooo:paragraph-rsid="0013e0d2"/>
    </style:style>
    <style:style style:name="P16" style:family="paragraph" style:parent-style-name="Standard">
      <style:text-properties style:font-name="Liberation Sans" officeooo:rsid="0009db3e" officeooo:paragraph-rsid="000f4442"/>
    </style:style>
    <style:style style:name="P17" style:family="paragraph" style:parent-style-name="Standard">
      <style:text-properties style:font-name="Liberation Sans" officeooo:rsid="001809b7" officeooo:paragraph-rsid="001809b7"/>
    </style:style>
    <style:style style:name="P18" style:family="paragraph" style:parent-style-name="Standard">
      <style:text-properties style:font-name="Liberation Sans" officeooo:rsid="0019ff34" officeooo:paragraph-rsid="0019ff34"/>
    </style:style>
    <style:style style:name="P19" style:family="paragraph" style:parent-style-name="Standard">
      <style:text-properties style:font-name="Liberation Sans" officeooo:rsid="001b11fe" officeooo:paragraph-rsid="001b11fe"/>
    </style:style>
    <style:style style:name="P20" style:family="paragraph" style:parent-style-name="Standard">
      <style:text-properties style:font-name="Liberation Sans" officeooo:rsid="001c1998" officeooo:paragraph-rsid="001c1998"/>
    </style:style>
    <style:style style:name="P21" style:family="paragraph" style:parent-style-name="Standard">
      <style:text-properties style:font-name="Liberation Sans" officeooo:rsid="001df4d8" officeooo:paragraph-rsid="001df4d8"/>
    </style:style>
    <style:style style:name="P22" style:family="paragraph" style:parent-style-name="Standard">
      <style:text-properties style:font-name="Liberation Sans" officeooo:rsid="0020009f" officeooo:paragraph-rsid="0020009f"/>
    </style:style>
    <style:style style:name="P23" style:family="paragraph" style:parent-style-name="Standard">
      <style:text-properties style:font-name="Liberation Sans" officeooo:rsid="00242ee4" officeooo:paragraph-rsid="00242ee4"/>
    </style:style>
    <style:style style:name="P24" style:family="paragraph" style:parent-style-name="Standard">
      <style:text-properties style:font-name="Liberation Sans" officeooo:rsid="0024b912" officeooo:paragraph-rsid="0024b912"/>
    </style:style>
    <style:style style:name="P25" style:family="paragraph" style:parent-style-name="Standard">
      <style:text-properties style:font-name="Liberation Sans" officeooo:rsid="0026bc33" officeooo:paragraph-rsid="0026bc33"/>
    </style:style>
    <style:style style:name="P26" style:family="paragraph" style:parent-style-name="Standard">
      <style:text-properties style:font-name="Liberation Sans" officeooo:rsid="0028d23c" officeooo:paragraph-rsid="0028d23c"/>
    </style:style>
    <style:style style:name="P27" style:family="paragraph" style:parent-style-name="Standard">
      <style:text-properties style:font-name="Liberation Sans" officeooo:rsid="0029be6f" officeooo:paragraph-rsid="0024b912"/>
    </style:style>
    <style:style style:name="P28" style:family="paragraph" style:parent-style-name="Standard">
      <style:text-properties style:font-name="Liberation Sans" officeooo:rsid="0029be6f" officeooo:paragraph-rsid="002b8bee"/>
    </style:style>
    <style:style style:name="P29" style:family="paragraph" style:parent-style-name="Standard">
      <style:text-properties style:font-name="Liberation Sans" officeooo:rsid="0029be6f" officeooo:paragraph-rsid="0029be6f"/>
    </style:style>
    <style:style style:name="P30" style:family="paragraph" style:parent-style-name="Standard">
      <style:text-properties style:font-name="Liberation Sans" officeooo:rsid="0029be6f" officeooo:paragraph-rsid="002b82fe"/>
    </style:style>
    <style:style style:name="P31" style:family="paragraph" style:parent-style-name="Standard">
      <style:paragraph-properties>
        <style:tab-stops>
          <style:tab-stop style:position="0.0098in"/>
        </style:tab-stops>
      </style:paragraph-properties>
      <style:text-properties style:font-name="Liberation Sans" officeooo:rsid="0029be6f" officeooo:paragraph-rsid="004069b8"/>
    </style:style>
    <style:style style:name="P32" style:family="paragraph" style:parent-style-name="Standard">
      <style:text-properties style:font-name="Liberation Sans" officeooo:rsid="00267737" officeooo:paragraph-rsid="00267737"/>
    </style:style>
    <style:style style:name="P33" style:family="paragraph" style:parent-style-name="Standard">
      <style:text-properties style:font-name="Liberation Sans" officeooo:rsid="002940f2" officeooo:paragraph-rsid="002940f2"/>
    </style:style>
    <style:style style:name="P34" style:family="paragraph" style:parent-style-name="Standard">
      <style:text-properties style:font-name="Liberation Sans" officeooo:paragraph-rsid="0009db3e"/>
    </style:style>
    <style:style style:name="P35" style:family="paragraph" style:parent-style-name="Standard">
      <style:text-properties style:font-name="Liberation Sans" officeooo:rsid="002b82fe" officeooo:paragraph-rsid="002b82fe"/>
    </style:style>
    <style:style style:name="P36" style:family="paragraph" style:parent-style-name="Standard">
      <style:text-properties style:font-name="Liberation Sans" officeooo:rsid="002b8bee" officeooo:paragraph-rsid="002b8bee"/>
    </style:style>
    <style:style style:name="P37" style:family="paragraph" style:parent-style-name="Standard">
      <style:text-properties style:font-name="Liberation Sans" officeooo:rsid="000f4442" officeooo:paragraph-rsid="000f4442"/>
    </style:style>
    <style:style style:name="P38" style:family="paragraph" style:parent-style-name="Standard">
      <style:paragraph-properties>
        <style:tab-stops>
          <style:tab-stop style:position="0in"/>
          <style:tab-stop style:position="0.0098in"/>
          <style:tab-stop style:position="0.9902in"/>
        </style:tab-stops>
      </style:paragraph-properties>
      <style:text-properties style:font-name="Liberation Sans" officeooo:rsid="0035bf64" officeooo:paragraph-rsid="0034cfb4"/>
    </style:style>
    <style:style style:name="P39" style:family="paragraph" style:parent-style-name="Standard">
      <style:paragraph-properties>
        <style:tab-stops>
          <style:tab-stop style:position="0in"/>
          <style:tab-stop style:position="0.0098in"/>
          <style:tab-stop style:position="0.9902in"/>
        </style:tab-stops>
      </style:paragraph-properties>
      <style:text-properties style:font-name="Liberation Sans" officeooo:rsid="0035bf64" officeooo:paragraph-rsid="0035bf64"/>
    </style:style>
    <style:style style:name="P40" style:family="paragraph" style:parent-style-name="Standard">
      <style:text-properties style:font-name="Liberation Sans" officeooo:rsid="0035bf64" officeooo:paragraph-rsid="0035bf64"/>
    </style:style>
    <style:style style:name="P41" style:family="paragraph" style:parent-style-name="Text_20_body">
      <style:text-properties style:font-name="Liberation Sans" officeooo:rsid="004fc590" officeooo:paragraph-rsid="004fc590"/>
    </style:style>
    <style:style style:name="P42" style:family="paragraph" style:parent-style-name="Text_20_body">
      <style:text-properties style:font-name="Liberation Sans" officeooo:rsid="0052b6f6" officeooo:paragraph-rsid="0052b6f6"/>
    </style:style>
    <style:style style:name="P43" style:family="paragraph" style:parent-style-name="Text_20_body">
      <style:text-properties style:font-name="Liberation Sans" officeooo:rsid="005a3a0a" officeooo:paragraph-rsid="005a3a0a"/>
    </style:style>
    <style:style style:name="P44" style:family="paragraph" style:parent-style-name="Text_20_body">
      <style:text-properties style:font-name="Liberation Sans" officeooo:rsid="005b2a5a" officeooo:paragraph-rsid="005b2a5a"/>
    </style:style>
    <style:style style:name="P45" style:family="paragraph" style:parent-style-name="Text_20_body">
      <style:text-properties style:font-name="Liberation Sans" officeooo:rsid="005d1b1e" officeooo:paragraph-rsid="005d1b1e"/>
    </style:style>
    <style:style style:name="P46" style:family="paragraph" style:parent-style-name="Text_20_body">
      <style:text-properties style:font-name="Liberation Sans" officeooo:rsid="005d3611" officeooo:paragraph-rsid="005d3611"/>
    </style:style>
    <style:style style:name="P47" style:family="paragraph" style:parent-style-name="Text_20_body">
      <style:text-properties style:font-name="Liberation Sans" officeooo:rsid="005f35c6" officeooo:paragraph-rsid="005f35c6"/>
    </style:style>
    <style:style style:name="P48" style:family="paragraph" style:parent-style-name="Text_20_body">
      <style:text-properties style:font-name="Liberation Sans" officeooo:rsid="00626181" officeooo:paragraph-rsid="00626181"/>
    </style:style>
    <style:style style:name="P49" style:family="paragraph" style:parent-style-name="Text_20_body">
      <style:text-properties style:font-name="Liberation Sans" officeooo:rsid="00641848" officeooo:paragraph-rsid="00641848"/>
    </style:style>
    <style:style style:name="P50" style:family="paragraph" style:parent-style-name="Text_20_body">
      <style:text-properties style:font-name="Liberation Sans" officeooo:rsid="0065cd82" officeooo:paragraph-rsid="0065cd82"/>
    </style:style>
    <style:style style:name="P51" style:family="paragraph" style:parent-style-name="Text_20_body">
      <style:text-properties style:font-name="Liberation Sans" officeooo:rsid="0066aed7" officeooo:paragraph-rsid="0066aed7"/>
    </style:style>
    <style:style style:name="P52" style:family="paragraph" style:parent-style-name="Standard">
      <style:text-properties style:font-name="Liberation Sans" officeooo:rsid="00674856" officeooo:paragraph-rsid="00674856"/>
    </style:style>
    <style:style style:name="P53" style:family="paragraph" style:parent-style-name="Standard">
      <style:text-properties style:font-name="Liberation Sans" officeooo:rsid="006d484a" officeooo:paragraph-rsid="006d484a"/>
    </style:style>
    <style:style style:name="P54" style:family="paragraph" style:parent-style-name="Standard">
      <style:text-properties style:font-name="Liberation Sans" officeooo:rsid="007276f5" officeooo:paragraph-rsid="007276f5"/>
    </style:style>
    <style:style style:name="P55" style:family="paragraph" style:parent-style-name="Standard">
      <style:text-properties style:font-name="Liberation Sans" officeooo:rsid="0073dc02" officeooo:paragraph-rsid="0073dc02"/>
    </style:style>
    <style:style style:name="P56" style:family="paragraph" style:parent-style-name="Standard">
      <style:text-properties style:font-name="Liberation Sans" officeooo:rsid="00762b0a" officeooo:paragraph-rsid="00762b0a"/>
    </style:style>
    <style:style style:name="P57" style:family="paragraph" style:parent-style-name="Standard">
      <style:text-properties style:font-name="Liberation Sans" officeooo:rsid="000e5d9e" officeooo:paragraph-rsid="000f4442"/>
    </style:style>
    <style:style style:name="P58" style:family="paragraph" style:parent-style-name="Standard">
      <style:text-properties style:font-name="Liberation Sans" officeooo:rsid="00771244" officeooo:paragraph-rsid="00771244"/>
    </style:style>
    <style:style style:name="P59" style:family="paragraph" style:parent-style-name="Standard">
      <style:text-properties style:font-name="Liberation Sans" officeooo:rsid="0078685d" officeooo:paragraph-rsid="0078685d"/>
    </style:style>
    <style:style style:name="P60" style:family="paragraph" style:parent-style-name="Standard">
      <style:text-properties style:font-name="Liberation Sans" officeooo:rsid="007995f6" officeooo:paragraph-rsid="007995f6"/>
    </style:style>
    <style:style style:name="P61" style:family="paragraph" style:parent-style-name="Standard">
      <style:text-properties style:font-name="Liberation Sans" officeooo:rsid="007ac373" officeooo:paragraph-rsid="007ac373"/>
    </style:style>
    <style:style style:name="P62" style:family="paragraph" style:parent-style-name="Standard">
      <style:text-properties style:font-name="Liberation Sans" officeooo:rsid="007ac373" officeooo:paragraph-rsid="007d3bc1"/>
    </style:style>
    <style:style style:name="P63" style:family="paragraph" style:parent-style-name="Standard">
      <style:text-properties style:font-name="Liberation Sans" officeooo:rsid="007c4a8a" officeooo:paragraph-rsid="007c4a8a"/>
    </style:style>
    <style:style style:name="P64" style:family="paragraph" style:parent-style-name="Standard">
      <style:text-properties style:font-name="Liberation Sans" officeooo:rsid="007d3bc1" officeooo:paragraph-rsid="007d3bc1"/>
    </style:style>
    <style:style style:name="P65" style:family="paragraph" style:parent-style-name="Standard">
      <style:text-properties style:font-name="Liberation Sans" officeooo:rsid="007e207e" officeooo:paragraph-rsid="007e207e"/>
    </style:style>
    <style:style style:name="P66" style:family="paragraph" style:parent-style-name="Standard">
      <style:text-properties style:font-name="Liberation Sans" officeooo:rsid="007f9521" officeooo:paragraph-rsid="007f9521"/>
    </style:style>
    <style:style style:name="P67" style:family="paragraph" style:parent-style-name="Standard">
      <style:paragraph-properties fo:break-before="page"/>
      <style:text-properties style:font-name="Liberation Sans"/>
    </style:style>
    <style:style style:name="P68" style:family="paragraph" style:parent-style-name="Standard">
      <style:paragraph-properties fo:text-align="end" style:justify-single-word="false"/>
      <style:text-properties style:font-name="Liberation Sans" fo:font-size="36pt" style:font-size-asian="36pt" style:font-size-complex="36pt"/>
    </style:style>
    <style:style style:name="P69" style:family="paragraph" style:parent-style-name="Standard">
      <style:paragraph-properties fo:text-align="end" style:justify-single-word="false"/>
      <style:text-properties style:font-name="Liberation Sans" fo:font-size="12pt" officeooo:rsid="008a7fe6" officeooo:paragraph-rsid="008a7fe6" style:font-size-asian="12pt" style:font-size-complex="12pt"/>
    </style:style>
    <style:style style:name="P70" style:family="paragraph" style:parent-style-name="Standard">
      <style:text-properties style:font-name="Liberation Sans" officeooo:rsid="00811d16" officeooo:paragraph-rsid="00811d16"/>
    </style:style>
    <style:style style:name="P71" style:family="paragraph" style:parent-style-name="Text_20_body">
      <style:text-properties style:font-name="Liberation Sans" officeooo:rsid="00811d16" officeooo:paragraph-rsid="00811d16"/>
    </style:style>
    <style:style style:name="P72" style:family="paragraph" style:parent-style-name="Standard">
      <style:text-properties style:font-name="Liberation Sans" officeooo:rsid="0081ba2a" officeooo:paragraph-rsid="0081ba2a"/>
    </style:style>
    <style:style style:name="P73" style:family="paragraph" style:parent-style-name="Standard">
      <style:text-properties officeooo:paragraph-rsid="004069b8"/>
    </style:style>
    <style:style style:name="P74" style:family="paragraph" style:parent-style-name="Text_20_body">
      <style:text-properties officeooo:rsid="004fc590" officeooo:paragraph-rsid="004adf8f"/>
    </style:style>
    <style:style style:name="P75" style:family="paragraph" style:parent-style-name="Text_20_body">
      <style:text-properties fo:font-weight="bold" officeooo:rsid="0060b8a1" officeooo:paragraph-rsid="0060b8a1" style:font-weight-asian="bold" style:font-weight-complex="bold"/>
    </style:style>
    <style:style style:name="P76" style:family="paragraph" style:parent-style-name="Standard">
      <style:text-properties fo:color="#f10d0c" loext:opacity="100%" style:font-name="Liberation Sans" officeooo:rsid="006d484a" officeooo:paragraph-rsid="006d484a"/>
    </style:style>
    <style:style style:name="P77" style:family="paragraph" style:parent-style-name="Text_20_body">
      <style:text-properties fo:color="#c9211e" loext:opacity="100%" officeooo:rsid="0081ba2a" officeooo:paragraph-rsid="0081ba2a"/>
    </style:style>
    <style:style style:name="P78" style:family="paragraph" style:parent-style-name="Text_20_body">
      <style:text-properties fo:color="#c9211e" loext:opacity="100%" officeooo:rsid="008405a4" officeooo:paragraph-rsid="008405a4"/>
    </style:style>
    <style:style style:name="P79" style:family="paragraph" style:parent-style-name="Text_20_body">
      <style:text-properties fo:color="#c9211e" loext:opacity="100%" officeooo:rsid="0084b0c8" officeooo:paragraph-rsid="0084b0c8"/>
    </style:style>
    <style:style style:name="P80" style:family="paragraph" style:parent-style-name="Text_20_body">
      <style:text-properties fo:color="#c9211e" loext:opacity="100%" officeooo:rsid="00861cf8" officeooo:paragraph-rsid="00861cf8"/>
    </style:style>
    <style:style style:name="P81" style:family="paragraph" style:parent-style-name="Text_20_body">
      <style:text-properties fo:color="#c9211e" loext:opacity="100%" officeooo:rsid="00865d7d" officeooo:paragraph-rsid="00865d7d"/>
    </style:style>
    <style:style style:name="P82" style:family="paragraph" style:parent-style-name="Text_20_body">
      <style:text-properties fo:color="#c9211e" loext:opacity="100%" fo:font-weight="bold" officeooo:rsid="00865d7d" officeooo:paragraph-rsid="00865d7d" style:font-weight-asian="bold" style:font-weight-complex="bold"/>
    </style:style>
    <style:style style:name="P83" style:family="paragraph" style:parent-style-name="Text_20_body">
      <style:text-properties fo:color="#c9211e" loext:opacity="100%" style:font-name="Allerta" officeooo:rsid="008405a4" officeooo:paragraph-rsid="008405a4"/>
    </style:style>
    <style:style style:name="P84" style:family="paragraph" style:parent-style-name="Text_20_body">
      <style:text-properties fo:color="#c9211e" loext:opacity="100%" style:font-name="Allerta" officeooo:rsid="00865d7d" officeooo:paragraph-rsid="00865d7d"/>
    </style:style>
    <style:style style:name="P85" style:family="paragraph" style:parent-style-name="Standard">
      <style:paragraph-properties fo:text-align="center" style:justify-single-word="false">
        <style:tab-stops/>
      </style:paragraph-properties>
      <style:text-properties style:font-name="Cascadia Mono"/>
    </style:style>
    <style:style style:name="P86" style:family="paragraph" style:parent-style-name="Standard">
      <style:paragraph-properties fo:text-align="center" style:justify-single-word="false">
        <style:tab-stops/>
      </style:paragraph-properties>
      <style:text-properties style:font-name="Cascadia Mono" fo:font-weight="bold" style:font-weight-asian="bold"/>
    </style:style>
    <style:style style:name="P87" style:family="paragraph" style:parent-style-name="Standard">
      <style:text-properties style:font-name="Nimbus Mono PS" officeooo:rsid="0073dc02" officeooo:paragraph-rsid="0073dc02"/>
    </style:style>
    <style:style style:name="P88" style:family="paragraph" style:parent-style-name="Standard">
      <style:text-properties style:font-name="Nimbus Mono PS" officeooo:rsid="0073dc02" officeooo:paragraph-rsid="0075496f"/>
    </style:style>
    <style:style style:name="P89" style:family="paragraph" style:parent-style-name="Standard">
      <style:text-properties style:font-name="Nimbus Mono PS" officeooo:rsid="00811d16" officeooo:paragraph-rsid="00811d16"/>
    </style:style>
    <style:style style:name="P90" style:family="paragraph" style:parent-style-name="Standard">
      <style:text-properties style:font-name="Nimbus Mono PS" fo:font-size="11pt" style:font-size-asian="11pt" style:font-size-complex="11pt"/>
    </style:style>
    <style:style style:name="P91" style:family="paragraph" style:parent-style-name="Standard">
      <style:text-properties style:font-name="Nimbus Mono PS" fo:font-size="11pt" officeooo:rsid="00811d16" officeooo:paragraph-rsid="00811d16" style:font-size-asian="11pt" style:font-size-complex="11pt"/>
    </style:style>
    <style:style style:name="P92" style:family="paragraph" style:parent-style-name="Standard">
      <style:text-properties officeooo:rsid="00811d16" officeooo:paragraph-rsid="00811d16"/>
    </style:style>
    <style:style style:name="P93" style:family="paragraph" style:parent-style-name="Standard">
      <style:paragraph-properties>
        <style:tab-stops/>
      </style:paragraph-properties>
      <style:text-properties officeooo:paragraph-rsid="0090040c"/>
    </style:style>
    <style:style style:name="P94" style:family="paragraph" style:parent-style-name="Standard">
      <style:paragraph-properties>
        <style:tab-stops>
          <style:tab-stop style:position="1in"/>
        </style:tab-stops>
      </style:paragraph-properties>
      <style:text-properties officeooo:paragraph-rsid="0090040c"/>
    </style:style>
    <style:style style:name="P95" style:family="paragraph" style:parent-style-name="Standard">
      <style:text-properties officeooo:rsid="0041bb3e" officeooo:paragraph-rsid="0041bb3e"/>
    </style:style>
    <style:style style:name="P96" style:family="paragraph" style:parent-style-name="Heading_20_1">
      <style:text-properties officeooo:rsid="004adf8f" officeooo:paragraph-rsid="004adf8f"/>
    </style:style>
    <style:style style:name="P97" style:family="paragraph" style:parent-style-name="Heading_20_1">
      <style:text-properties fo:color="#c9211e" loext:opacity="100%" style:font-name="Allerta"/>
    </style:style>
    <style:style style:name="P98" style:family="paragraph" style:parent-style-name="Standard" style:list-style-name="List_20_1">
      <style:text-properties style:font-name="Liberation Sans" officeooo:rsid="0073dc02" officeooo:paragraph-rsid="0073dc02"/>
    </style:style>
    <style:style style:name="P99" style:family="paragraph" style:parent-style-name="Standard" style:list-style-name="List_20_1">
      <style:text-properties style:font-name="Liberation Sans" officeooo:rsid="00771244" officeooo:paragraph-rsid="00771244"/>
    </style:style>
    <style:style style:name="P100" style:family="paragraph" style:parent-style-name="Text_20_body" style:list-style-name="Numbering_20_123">
      <style:text-properties style:font-name="Liberation Sans" officeooo:rsid="005f35c6" officeooo:paragraph-rsid="005f35c6"/>
    </style:style>
    <style:style style:name="P101" style:family="paragraph" style:parent-style-name="Text_20_body" style:list-style-name="Numbering_20_123">
      <style:text-properties style:font-name="Liberation Sans" officeooo:rsid="0060b8a1" officeooo:paragraph-rsid="0060b8a1"/>
    </style:style>
    <style:style style:name="P102" style:family="paragraph" style:parent-style-name="Text_20_body" style:list-style-name="List_20_1">
      <style:text-properties style:font-name="Liberation Sans" fo:font-weight="normal" officeooo:rsid="0060b8a1" officeooo:paragraph-rsid="0060b8a1" style:font-weight-asian="normal" style:font-weight-complex="normal"/>
    </style:style>
    <style:style style:name="P103" style:family="paragraph" style:parent-style-name="Text_20_body" style:list-style-name="Numbering_20_123">
      <style:text-properties officeooo:rsid="005f35c6" officeooo:paragraph-rsid="005f35c6"/>
    </style:style>
    <style:style style:name="P104" style:family="paragraph">
      <style:paragraph-properties>
        <style:tab-stops>
          <style:tab-stop style:position="0.5669in"/>
        </style:tab-stops>
      </style:paragraph-properties>
    </style:style>
    <style:style style:name="P105" style:family="paragraph">
      <style:paragraph-properties fo:margin-left="0in" fo:margin-right="0in" fo:text-indent="0in" style:text-autospace="none" style:line-break="normal" style:writing-mode="page"/>
      <style:text-properties fo:hyphenate="false"/>
    </style:style>
    <style:style style:name="P106" style:family="paragraph">
      <style:paragraph-properties fo:margin-left="1in" fo:margin-right="0in" fo:text-indent="-1in" style:text-autospace="none" style:line-break="normal" style:writing-mode="page">
        <style:tab-stops>
          <style:tab-stop style:position="0.5669in"/>
        </style:tab-stops>
      </style:paragraph-properties>
      <style:text-properties fo:hyphenate="false"/>
    </style:style>
    <style:style style:name="P107" style:family="paragraph">
      <loext:graphic-properties draw:fill="solid" draw:fill-color="#cccccc"/>
      <style:paragraph-properties style:writing-mode="lr-tb"/>
    </style:style>
    <style:style style:name="P108" style:family="paragraph">
      <style:paragraph-properties fo:margin-left="0in" fo:margin-right="0in" fo:text-indent="0in"/>
    </style:style>
    <style:style style:name="P109" style:family="paragraph">
      <style:paragraph-properties fo:margin-left="1in" fo:margin-right="0in" fo:text-indent="-1in" style:text-autospace="none" style:line-break="normal" style:writing-mode="page"/>
      <style:text-properties fo:hyphenate="false"/>
    </style:style>
    <style:style style:name="P110" style:family="paragraph">
      <style:paragraph-properties fo:margin-left="1in" fo:margin-right="0in" fo:text-indent="-1in">
        <style:tab-stops>
          <style:tab-stop style:position="0.5669in"/>
        </style:tab-stops>
      </style:paragraph-properties>
    </style:style>
    <style:style style:name="P111" style:family="paragraph">
      <style:paragraph-properties style:text-autospace="none" style:line-break="normal" style:writing-mode="page">
        <style:tab-stops>
          <style:tab-stop style:position="0.5669in"/>
        </style:tab-stops>
      </style:paragraph-properties>
      <style:text-properties fo:hyphenate="false"/>
    </style:style>
    <style:style style:name="P112" style:family="paragraph">
      <style:paragraph-properties fo:margin-left="1in" fo:margin-right="0in" fo:text-indent="-1in"/>
    </style:style>
    <style:style style:name="P113" style:family="paragraph">
      <style:paragraph-properties fo:margin-left="0in" fo:margin-right="0in" fo:text-indent="0in" style:text-autospace="none" style:line-break="normal" style:writing-mode="page">
        <style:tab-stops>
          <style:tab-stop style:position="0.5669in"/>
        </style:tab-stops>
      </style:paragraph-properties>
      <style:text-properties fo:hyphenate="false"/>
    </style:style>
    <style:style style:name="P114" style:family="paragraph">
      <style:paragraph-properties fo:margin-left="0in" fo:margin-right="0in" fo:text-indent="0in">
        <style:tab-stops>
          <style:tab-stop style:position="0.5669in"/>
        </style:tab-stops>
      </style:paragraph-properties>
    </style:style>
    <style:style style:name="P115" style:family="paragraph">
      <loext:graphic-properties draw:fill="solid" draw:fill-color="#cccccc"/>
      <style:paragraph-properties style:writing-mode="lr-tb">
        <style:tab-stops>
          <style:tab-stop style:position="0.5669in"/>
        </style:tab-stops>
      </style:paragraph-properties>
    </style:style>
    <style:style style:name="P116" style:family="paragraph">
      <style:paragraph-properties style:text-autospace="none" style:line-break="normal" style:writing-mode="page"/>
      <style:text-properties fo:hyphenate="false"/>
    </style:style>
    <style:style style:name="P117" style:family="paragraph">
      <style:paragraph-properties fo:text-align="start" style:text-autospace="none" style:line-break="normal" style:writing-mode="page"/>
      <style:text-properties fo:hyphenate="false"/>
    </style:style>
    <style:style style:name="P118" style:family="paragraph">
      <style:paragraph-properties fo:text-align="start" style:text-autospace="none" style:line-break="normal" style:writing-mode="page">
        <style:tab-stops>
          <style:tab-stop style:position="0.5669in"/>
        </style:tab-stops>
      </style:paragraph-properties>
      <style:text-properties fo:hyphenate="false"/>
    </style:style>
    <style:style style:name="P119" style:family="paragraph">
      <style:paragraph-properties fo:margin-left="0in" fo:margin-right="0in" fo:text-align="start" fo:text-indent="0in" style:text-autospace="none" style:line-break="normal" style:writing-mode="page"/>
      <style:text-properties fo:hyphenate="false"/>
    </style:style>
    <style:style style:name="T1" style:family="text">
      <style:text-properties officeooo:rsid="0001bbc7"/>
    </style:style>
    <style:style style:name="T2" style:family="text">
      <style:text-properties officeooo:rsid="00053e8d"/>
    </style:style>
    <style:style style:name="T3" style:family="text">
      <style:text-properties officeooo:rsid="000f4442"/>
    </style:style>
    <style:style style:name="T4" style:family="text">
      <style:text-properties officeooo:rsid="00120761"/>
    </style:style>
    <style:style style:name="T5" style:family="text">
      <style:text-properties officeooo:rsid="0012d6d8"/>
    </style:style>
    <style:style style:name="T6" style:family="text">
      <style:text-properties officeooo:rsid="0013e0d2"/>
    </style:style>
    <style:style style:name="T7" style:family="text">
      <style:text-properties officeooo:rsid="001428f5"/>
    </style:style>
    <style:style style:name="T8" style:family="text">
      <style:text-properties officeooo:rsid="0018d5e3"/>
    </style:style>
    <style:style style:name="T9" style:family="text">
      <style:text-properties officeooo:rsid="001b11fe"/>
    </style:style>
    <style:style style:name="T10" style:family="text">
      <style:text-properties officeooo:rsid="001c1998"/>
    </style:style>
    <style:style style:name="T11" style:family="text">
      <style:text-properties officeooo:rsid="001df4d8"/>
    </style:style>
    <style:style style:name="T12" style:family="text">
      <style:text-properties officeooo:rsid="00246a0a"/>
    </style:style>
    <style:style style:name="T13" style:family="text">
      <style:text-properties officeooo:rsid="0028d23c"/>
    </style:style>
    <style:style style:name="T14" style:family="text">
      <style:text-properties officeooo:rsid="002940f2"/>
    </style:style>
    <style:style style:name="T15" style:family="text">
      <style:text-properties officeooo:rsid="0029be6f"/>
    </style:style>
    <style:style style:name="T16" style:family="text">
      <style:text-properties officeooo:rsid="002b82fe"/>
    </style:style>
    <style:style style:name="T17" style:family="text">
      <style:text-properties officeooo:rsid="002b8bee"/>
    </style:style>
    <style:style style:name="T18" style:family="text">
      <style:text-properties officeooo:rsid="0031d67e"/>
    </style:style>
    <style:style style:name="T19" style:family="text">
      <style:text-properties officeooo:rsid="0035bf64"/>
    </style:style>
    <style:style style:name="T20" style:family="text">
      <style:text-properties officeooo:rsid="00375b7c"/>
    </style:style>
    <style:style style:name="T21" style:family="text">
      <style:text-properties officeooo:rsid="0050b0e3"/>
    </style:style>
    <style:style style:name="T22" style:family="text">
      <style:text-properties officeooo:rsid="005538ab"/>
    </style:style>
    <style:style style:name="T23" style:family="text">
      <style:text-properties officeooo:rsid="00567e0a"/>
    </style:style>
    <style:style style:name="T24" style:family="text">
      <style:text-properties officeooo:rsid="0058748d"/>
    </style:style>
    <style:style style:name="T25" style:family="text">
      <style:text-properties officeooo:rsid="0058cf80"/>
    </style:style>
    <style:style style:name="T26" style:family="text">
      <style:text-properties officeooo:rsid="005b75e9"/>
    </style:style>
    <style:style style:name="T27" style:family="text">
      <style:text-properties style:font-name="Liberation Sans"/>
    </style:style>
    <style:style style:name="T28" style:family="text">
      <style:text-properties style:font-name="Liberation Sans" officeooo:rsid="0060b8a1"/>
    </style:style>
    <style:style style:name="T29" style:family="text">
      <style:text-properties style:font-name="Liberation Sans" fo:font-weight="normal" style:font-weight-asian="normal" style:font-weight-complex="normal"/>
    </style:style>
    <style:style style:name="T30" style:family="text">
      <style:text-properties officeooo:rsid="0065ac03"/>
    </style:style>
    <style:style style:name="T31" style:family="text">
      <style:text-properties officeooo:rsid="0065cd82"/>
    </style:style>
    <style:style style:name="T32" style:family="text">
      <style:text-properties officeooo:rsid="0066aed7"/>
    </style:style>
    <style:style style:name="T33" style:family="text">
      <style:text-properties officeooo:rsid="006a9077"/>
    </style:style>
    <style:style style:name="T34" style:family="text">
      <style:text-properties officeooo:rsid="006bce26"/>
    </style:style>
    <style:style style:name="T35" style:family="text">
      <style:text-properties officeooo:rsid="006be2bc"/>
    </style:style>
    <style:style style:name="T36" style:family="text">
      <style:text-properties style:font-name="Allerta"/>
    </style:style>
    <style:style style:name="T37" style:family="text">
      <style:text-properties style:font-name="Allerta" officeooo:rsid="006a9077"/>
    </style:style>
    <style:style style:name="T38" style:family="text">
      <style:text-properties style:font-name="Allerta" officeooo:rsid="00839902"/>
    </style:style>
    <style:style style:name="T39" style:family="text">
      <style:text-properties style:font-name="Allerta" officeooo:rsid="00861cf8"/>
    </style:style>
    <style:style style:name="T40" style:family="text">
      <style:text-properties style:font-name="Allerta" officeooo:rsid="00865d7d"/>
    </style:style>
    <style:style style:name="T41" style:family="text">
      <style:text-properties style:font-name="Allerta" fo:font-weight="bold" style:font-weight-asian="bold" style:font-weight-complex="bold"/>
    </style:style>
    <style:style style:name="T42" style:family="text">
      <style:text-properties style:font-name="Allerta" fo:font-weight="normal" style:font-weight-asian="normal" style:font-weight-complex="normal"/>
    </style:style>
    <style:style style:name="T43" style:family="text">
      <style:text-properties officeooo:rsid="006f1c2b"/>
    </style:style>
    <style:style style:name="T44" style:family="text">
      <style:text-properties officeooo:rsid="0073dc02"/>
    </style:style>
    <style:style style:name="T45" style:family="text">
      <style:text-properties officeooo:rsid="00762b0a"/>
    </style:style>
    <style:style style:name="T46" style:family="text">
      <style:text-properties officeooo:rsid="007995f6"/>
    </style:style>
    <style:style style:name="T47" style:family="text">
      <style:text-properties officeooo:rsid="007ac373"/>
    </style:style>
    <style:style style:name="T48" style:family="text">
      <style:text-properties officeooo:rsid="007d3bc1"/>
    </style:style>
    <style:style style:name="T49" style:family="text">
      <style:text-properties style:text-position="super 58%"/>
    </style:style>
    <style:style style:name="T50" style:family="text">
      <style:text-properties officeooo:rsid="007e207e"/>
    </style:style>
    <style:style style:name="T51" style:family="text">
      <style:text-properties officeooo:rsid="0081ba2a"/>
    </style:style>
    <style:style style:name="T52" style:family="text">
      <style:text-properties officeooo:rsid="008a7fe6"/>
    </style:style>
    <style:style style:name="T53" style:family="text">
      <style:text-properties officeooo:rsid="0090040c"/>
    </style:style>
    <style:style style:name="T54" style:family="text">
      <style:text-properties officeooo:rsid="00970c11"/>
    </style:style>
    <style:style style:name="T55" style:family="text">
      <style:text-properties officeooo:rsid="00999246"/>
    </style:style>
    <style:style style:name="T56"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style:style style:name="gr1" style:family="graphic">
      <style:graphic-properties draw:stroke="solid" svg:stroke-color="#000000" draw:fill="solid" draw:fill-color="#cccccc" fo:min-height="1.5339in" fo:padding-top="0.0598in" fo:padding-bottom="0.0598in" fo:padding-left="0.0598in" fo:padding-right="0.0598in"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fill="solid" draw:fill-color="#cccccc" fo:min-height="1.3425in" fo:padding-top="0.0598in" fo:padding-bottom="0.0598in" fo:padding-left="0.0598in" fo:padding-right="0.0598in"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solid" draw:fill-color="#cccccc" fo:min-height="1.7256in" fo:padding-top="0.0598in" fo:padding-bottom="0.0598in" fo:padding-left="0.0598in" fo:padding-right="0.0598in"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solid" draw:fill-color="#cccccc" fo:min-height="1.3925in" fo:padding-top="0.0598in" fo:padding-bottom="0.0598in" fo:padding-left="0.0598in" fo:padding-right="0.0598in"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solid" draw:fill-color="#cccccc" fo:min-height="1.7925in" fo:padding-top="0.0598in" fo:padding-bottom="0.0598in" fo:padding-left="0.0598in" fo:padding-right="0.0598in"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68">Comp-o-Tron 6000 <text:span text:style-name="T52">Operator’s Manual and User Guide</text:span></text:p>
      <text:p text:style-name="P69">The Comp-o-Tron Corporation, <text:s/>Red Wing, Minnesota, USA </text:p>
      <text:p text:style-name="P69">First Edition, September 1956</text:p>
      <text:p text:style-name="P2"/>
      <text:p text:style-name="P67"/>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792_3737571594" text:style-name="Index_20_Link" text:visited-style-name="Index_20_Link">1 Introduction<text:tab/>1</text:a></text:p>
          <text:p text:style-name="P1"><text:a xlink:type="simple" xlink:href="#__RefHeading___Toc794_3737571594" text:style-name="Index_20_Link" text:visited-style-name="Index_20_Link">2 Hardware Installation<text:tab/>1</text:a></text:p>
          <text:p text:style-name="P1"><text:a xlink:type="simple" xlink:href="#__RefHeading___Toc796_3737571594" text:style-name="Index_20_Link" text:visited-style-name="Index_20_Link">3 Comp-o-Tron 6000 Overview<text:tab/>2</text:a></text:p>
          <text:p text:style-name="P1"><text:a xlink:type="simple" xlink:href="#__RefHeading___Toc798_3737571594" text:style-name="Index_20_Link" text:visited-style-name="Index_20_Link">4 Introduction to Programming<text:tab/>3</text:a></text:p>
          <text:p text:style-name="P1"><text:a xlink:type="simple" xlink:href="#__RefHeading___Toc800_3737571594" text:style-name="Index_20_Link" text:visited-style-name="Index_20_Link">5 Introduction to Computing Device Architecture<text:tab/>3</text:a></text:p>
          <text:p text:style-name="P1"><text:a xlink:type="simple" xlink:href="#__RefHeading___Toc802_3737571594" text:style-name="Index_20_Link" text:visited-style-name="Index_20_Link">6 Instruction Encoding<text:tab/>5</text:a></text:p>
          <text:p text:style-name="P1"><text:a xlink:type="simple" xlink:href="#__RefHeading___Toc908_3317698130" text:style-name="Index_20_Link" text:visited-style-name="Index_20_Link">7 Instructions in Detail<text:tab/>5</text:a></text:p>
          <text:p text:style-name="P1"><text:a xlink:type="simple" xlink:href="#__RefHeading___Toc910_3317698130" text:style-name="Index_20_Link" text:visited-style-name="Index_20_Link">8 Faults<text:tab/>15</text:a></text:p>
          <text:p text:style-name="P1"><text:a xlink:type="simple" xlink:href="#__RefHeading___Toc912_3317698130" text:style-name="Index_20_Link" text:visited-style-name="Index_20_Link">9 Interrupts<text:tab/>17</text:a></text:p>
          <text:p text:style-name="P1"><text:a xlink:type="simple" xlink:href="#__RefHeading___Toc804_3737571594" text:style-name="Index_20_Link" text:visited-style-name="Index_20_Link">10 The Comp-o-Tron 6000 Assembler<text:tab/>17</text:a></text:p>
          <text:p text:style-name="P1"><text:a xlink:type="simple" xlink:href="#__RefHeading___Toc806_3737571594" text:style-name="Index_20_Link" text:visited-style-name="Index_20_Link">11 Programming External Devices<text:tab/>19</text:a></text:p>
          <text:p text:style-name="P1"><text:a xlink:type="simple" xlink:href="#__RefHeading___Toc808_3737571594" text:style-name="Index_20_Link" text:visited-style-name="Index_20_Link">Appendix I: A Note On Hexadecimal Mathematics<text:tab/>20</text:a></text:p>
          <text:p text:style-name="P1"><text:a xlink:type="simple" xlink:href="#__RefHeading___Toc810_3737571594" text:style-name="Index_20_Link" text:visited-style-name="Index_20_Link">Appendix II: Sample Programs<text:tab/>22</text:a></text:p>
          <text:p text:style-name="P1"><text:a xlink:type="simple" xlink:href="#__RefHeading___Toc812_3737571594" text:style-name="Index_20_Link" text:visited-style-name="Index_20_Link">Appendix III: The Comp-o-Tron 6000 Emulator<text:tab/>24</text:a></text:p>
        </text:index-body>
      </text:table-of-content>
      <text:p text:style-name="P2"/>
      <text:h text:style-name="Heading_20_1" text:outline-level="1"><text:bookmark-start text:name="__RefHeading___Toc792_3737571594"/>Introduction<text:bookmark-end text:name="__RefHeading___Toc792_3737571594"/></text:h>
      <text:p text:style-name="P2"/>
      <text:p text:style-name="P2">Welcome, businessmen, engineers, scientists, architects, and statisticians! It's men like you who are forging a bright, <text:span text:style-name="T1">communist-free future for America. And the Comp-o-Tron Corporation is here to help you do that!</text:span></text:p>
      <text:p text:style-name="P2"/>
      <text:p text:style-name="P3">The Comp-o-Tron 6000 is the first of a new generation of computing devices – small, light, power<text:span text:style-name="T2">ful</text:span>, and most of all – easy to use. <text:span text:style-name="T2">Compared to the behemoths of the past few years, the Comp-o-Tron 6000 sips power, and consequently requires less cooling, both of which mean that it costs you less money to operate.</text:span></text:p>
      <text:p text:style-name="P3"/>
      <text:p text:style-name="P4">The Comp-o-Tron 6000 is designed to be easy to program and operate. It features a clear, complete instruction set and a comprehensive front panel that is both informative and attractive. Combined with Comp-o-Tron’s line of peripheral devices – the Print-o-Tron XL, the Card-o-Tron 3CS, and the Tape-o-Tron 1200 – the Comp-o-Tron 6000 is poised and ready to make your computing dreams a reality.</text:p>
      <text:p text:style-name="P4"/>
      <text:p text:style-name="P4">Once again, welcome to the Comp-o-Tron family!</text:p>
      <text:p text:style-name="P2"/>
      <text:p text:style-name="P2"/>
      <text:h text:style-name="Heading_20_1" text:outline-level="1"><text:bookmark-start text:name="__RefHeading___Toc794_3737571594"/>Hardware Installation<text:bookmark-end text:name="__RefHeading___Toc794_3737571594"/></text:h>
      <text:p text:style-name="P2"/>
      <text:p text:style-name="P5">A Comp-o-Tron technician will assist you and your team with hardware installation. The Comp-o-Tron 6000 itself (exclusive of power supply) is barely larger than an ordinary 4-drawer file cabinet, and can be easily moved with a pallet jack. It weighs a mere 800lbs.</text:p>
      <text:p text:style-name="P5"><text:soft-page-break/></text:p>
      <text:p text:style-name="P6">Please note that although the Comp-o-Tron 6000 can be powered from an ordinary 20 Ampere household circuit, we strongly urge you to install a dedicated circuit for the device. You would hate to blow a fuse and stop a program job just because one of <text:span text:style-name="T54">the</text:span> secretaries is making you coffee!</text:p>
      <text:p text:style-name="P6"/>
      <text:p text:style-name="P7">Also please note that peripheral devices such as the Print-o-Tron XL and the Card-o-Tron 3CS are considerably larger and heavier. Installation of these devices will require specialized equipment, architectural review, and possibly zoning changes for the building in which they are installed.</text:p>
      <text:p text:style-name="P7"/>
      <text:p text:style-name="P7">For more information on hardware installation, please contact your friendly Comp-o-Tron sales representative.</text:p>
      <text:p text:style-name="P2"/>
      <text:p text:style-name="P8"/>
      <text:h text:style-name="Heading_20_1" text:outline-level="1"><text:bookmark-start text:name="__RefHeading___Toc796_3737571594"/>Comp-o-Tron 6000 Overview<text:bookmark-end text:name="__RefHeading___Toc796_3737571594"/></text:h>
      <text:p text:style-name="P10">The Comp-o-Tron 6000 is a computing device based on a 32-bit bus architecture. It features a 32-bit address space <text:span text:style-name="T4">and</text:span> <text:span text:style-name="T4">32-bit word size.</text:span></text:p>
      <text:p text:style-name="P10"/>
      <text:p text:style-name="P11">(For the non-eggheads reading this, it means that the Comp-o-Tron 6000 can theoretically access over 4 billion words of data, and each word of data can store a number with a maximum value of 4 billion. It’s a lot!<text:span text:style-name="T5">)</text:span></text:p>
      <text:p text:style-name="P11"/>
      <text:p text:style-name="P12">The Comp-o-Tron 6000 features 16 registers, 13 of which are general purpose, and 3 of which are used by the system (Stack Pointer, Program Counter, Flags). <text:span text:style-name="T6">Any register may be used as an index register, regardless of if it is a source or destination.</text:span></text:p>
      <text:p text:style-name="P12"/>
      <text:p text:style-name="P12">The arithmetic and logic unit is able to detect multiple conditions: underflow, overflow, zero and nonzero. Any of these conditions can be tested by a single instruction.</text:p>
      <text:p text:style-name="P12"/>
      <text:p text:style-name="P12">The arithmetic unit support addition and subtraction using either unsigned or two’s compliment signed values. The logic unit features a full set of Boolean algebra operators: AND, OR, XOR (i.e. exclusive OR), and NOT (AKA logical inversion).</text:p>
      <text:p text:style-name="P12"/>
      <text:p text:style-name="P13">Other advanced features include hardware support for a stack. (The eggheads tell us this is <text:span text:style-name="T7">helpful</text:span> for high-level programming languages.) Also included is support for fault handlers and hardware interrupts. (Again, the eggheads say this will be important for future operating environments.)</text:p>
      <text:p text:style-name="P13"/>
      <text:p text:style-name="P14">All instructions are easily encoded as single 32-bit values, with some taking an optional 32-bit direct value.</text:p>
      <text:p text:style-name="P15"/>
      <text:h text:style-name="Heading_20_1" text:outline-level="1"><text:bookmark-start text:name="__RefHeading___Toc798_3737571594"/><text:soft-page-break/>Introduction to Programming<text:bookmark-end text:name="__RefHeading___Toc798_3737571594"/></text:h>
      <text:p text:style-name="P17">Like all computing devices, the Comp-o-Tron 6000 <text:span text:style-name="T8">is based on a fairly simple concept: it reads instructions from memory and takes different actions based on the contents of the instructions. A player piano does much the same.</text:span></text:p>
      <text:p text:style-name="P17"/>
      <text:p text:style-name="P18">However, there is <text:span text:style-name="T9">a</text:span> fundamental difference between a player piano and a computing device. While the piano plays its roll straight through from beginning to end, the computing device can, well, compute! It can calculate <text:span text:style-name="T9">complex mathematical or logical functions, and then make decisions based on those calculations.</text:span></text:p>
      <text:p text:style-name="P18"/>
      <text:p text:style-name="P19">Some would say that a computing device thinks, just like a (human) computer. We at Comp-o-Tron are not prepared to be quite so metaphysical, but we can <text:span text:style-name="T10">state with certainty that a computing device can do any calculation that a human computer can do.</text:span></text:p>
      <text:p text:style-name="P19"/>
      <text:p text:style-name="P20">The trick, of course, is explaining to the computing device exactly what it is that you want it to do. <text:span text:style-name="T11">A computer, like any human, can make inferences and draw on experience. A computing device can do none of these things – you must tell it exactly what to do, step by step, in exactly the right order.</text:span></text:p>
      <text:p text:style-name="P20"/>
      <text:p text:style-name="P21">You can tell a computer something like “Sum this column of numbers and add them to the ledger. Don’t forget to use a red pen if it shows a loss!” The computer will easily <text:span text:style-name="T55">carry</text:span> out these instructions, but there is always a risk of an arithmetic error.</text:p>
      <text:p text:style-name="P21"/>
      <text:p text:style-name="P21">The computing device, on the other hand, must be told every single step. “Take the first number. Add the second number and keep the result. Add the third number to the result...” and so on. The good news <text:span text:style-name="T55">is</text:span> that the the computing device will not make any errors in calculation. The bad news is that it is quite tricky to break down a task into tiny steps and explain them properly.</text:p>
      <text:p text:style-name="P21"/>
      <text:p text:style-name="P21">And that is programming.</text:p>
      <text:p text:style-name="P2"/>
      <text:h text:style-name="Heading_20_1" text:outline-level="1"><text:bookmark-start text:name="__RefHeading___Toc800_3737571594"/>Introduction to Computing Device Architecture<text:bookmark-end text:name="__RefHeading___Toc800_3737571594"/></text:h>
      <text:p text:style-name="P22"/>
      <text:p text:style-name="P23">If programming is the act of giving instructions to a computing device, then what do those instructions act upon? That <text:span text:style-name="T12">is what the device architecture tells us.</text:span></text:p>
      <text:p text:style-name="P23"/>
      <text:p text:style-name="P24">The Comp-o-Tron 6000 is an expanded Princeton-style computing device. </text:p>
      <text:p text:style-name="P24">While the Princeton architecture separates the mathematics and control units, the Comp-o-Tron 6000 combines them into a single unit, referred to as the Central Processing Unit, or CPU.</text:p>
      <text:p text:style-name="P24"/>
      <text:p text:style-name="P24">The Comp-o-Tron 6000 features:</text:p>
      <text:p text:style-name="P24">- 16 registers, 13 of which are general-purpose</text:p>
      <text:p text:style-name="P24">- an Instruction Pointer (IP) register</text:p>
      <text:p text:style-name="P24">- a Flags register</text:p>
      <text:p text:style-name="P24">- a Stack Pointer (SP) register</text:p>
      <text:p text:style-name="P24"><text:soft-page-break/></text:p>
      <text:p text:style-name="P25">What’s <text:span text:style-name="T54">a </text:span>register? Think of it as a special chunk of memory, located inside the CPU. <text:span text:style-name="T13">For most computing devices, the </text:span>CPU can act directly on the data in registers, <text:span text:style-name="T13">while it cannot directly act upon data in main memory – the value must be moved into a register first, modified, then written back to memory.</text:span></text:p>
      <text:p text:style-name="P25"/>
      <text:p text:style-name="P26">The Comp-o-Tron 6000 features an advanced new mode called “indirect address” which DOES allow the CPU to act directly upon main memory, by loading the address of the data into a register. This opens up some exciting new usage models, that creative programmers are just now beginning to understand.</text:p>
      <text:p text:style-name="P24"/>
      <text:p text:style-name="P24">Although the SP, IP, and Flags registers are used internally by the CPU, they are fully accessible and can be directly read and written by programs like any other register.</text:p>
      <text:p text:style-name="P27"/>
      <text:p text:style-name="P28"><text:span text:style-name="T17">The </text:span>Flags <text:span text:style-name="T17">register</text:span> (R13) <text:span text:style-name="T17">encodes as follows:</text:span></text:p>
      <text:p text:style-name="P28"><text:tab/>Bit 31: Fault <text:span text:style-name="T20">(FAULT)</text:span></text:p>
      <text:p text:style-name="P28"><text:tab/>Bit 30: Interrupt Enable <text:span text:style-name="T20">(INTENA)</text:span></text:p>
      <text:p text:style-name="P28"><text:tab/>Bit 29: Signed arithmetic active <text:span text:style-name="T20">(SIGNED)</text:span></text:p>
      <text:p text:style-name="P28"><text:tab/><text:span text:style-name="T20">Bit 4: Interrupt Active (IN_INT)</text:span></text:p>
      <text:p text:style-name="P28"><text:tab/>Bit 3: <text:span text:style-name="T20">Zero detected (ZERO)</text:span></text:p>
      <text:p text:style-name="P28"><text:tab/>Bit 1: Borrow/Underflow <text:span text:style-name="T20">(UNDER)</text:span></text:p>
      <text:p text:style-name="P28"><text:tab/>Bit 0: Carry/Overflow <text:span text:style-name="T20">(OVER)</text:span></text:p>
      <text:p text:style-name="P40">All other bits are reserved for future use.</text:p>
      <text:p text:style-name="P28"/>
      <text:p text:style-name="P28"><text:span text:style-name="T17">The Stack Pointer register </text:span>(R14/<text:span text:style-name="T17">SP</text:span>) <text:span text:style-name="T17">contains the address of the TOP of the hardware stack (sometimes called a FIFO). Specifically, the next value to be pushed to the stack is written to the memory location contained in R14, and R14 is incremented. Likewise, when a value is popped, the register is decremented and the value is read from the specified address.</text:span></text:p>
      <text:p text:style-name="P28"><text:span text:style-name="T17">Note that o</text:span>verflow or underflow of address space <text:span text:style-name="T17">will cause a fault.</text:span></text:p>
      <text:p text:style-name="P28"/>
      <text:p text:style-name="P28"><text:span text:style-name="T17">The Instruction Pointer register</text:span> (R15/<text:span text:style-name="T17">IP</text:span>) <text:span text:style-name="T17">contains the address of the next instruction to be executed. </text:span></text:p>
      <text:p text:style-name="P24"/>
      <text:p text:style-name="P32">(Our egghead scientists tell us that we have to tell you that writing to the IP, SP, and Flags registers is STRONGLY discouraged, as it may lead to “unpredictable <text:span text:style-name="T17">behavior</text:span>”. <text:span text:style-name="T17">But where’s the fun in that?</text:span>)</text:p>
      <text:p text:style-name="P24"/>
      <text:p text:style-name="P40">The Comp-o-Tron 6000 can process 32-bit math in either signed or unsigned mode. In unsigned mode, negative numbers are not considered and all 32 bits of the value are used for calculations. Twos-compliment encoding is used for signed values, which allows only 31 bits to be used for calculations. After any mathematical or logic operation, the Flags register is updated based upon the result.</text:p>
      <text:p text:style-name="P24"/>
      <text:p text:style-name="P26">Main memory in the Comp-o-Tron 6000 is organized in a single flat array of 32-bit words, accessed by a 32-bit address bus. Data from any address can be loaded into any register, and likewise any register can store its value into any memory location.</text:p>
      <text:p text:style-name="P26"/>
      <text:p text:style-name="P26">A 32-bit address bus is an extravagance, allowing 2 to 32nd power unique locations – over 4 billion! Initial configurations of the Comp-o-Tron 6000 will not have <text:span text:style-name="T14">that memory fully </text:span><text:soft-page-break/><text:span text:style-name="T14">populated – that much memory simply doesn’t exist in 1956! But the cost of memory is plummeting, and availability is skyrocketing. Based on current trends, we expect that some nation-states will be able to afford a full compliment of memory sometime in 1961. The Comp-o-Tron 600 will be ready when you are!</text:span></text:p>
      <text:p text:style-name="P26"/>
      <text:p text:style-name="P33">For now, if you attempt to write to an unpopulated memory address, the write will be discarded and no error will be returned. If you attempt to read from an unpopulated memory address, the read will return with all bits set.</text:p>
      <text:p text:style-name="P33"/>
      <text:p text:style-name="P33">The Princeton architecture also specifies that the computing devices must have input and output devices. Because of the modular architecture of the Comp-o-Tron 6000, the programming of these devices will be covered in the manual for each individual device. See <text:s/>Chapter 8 for details on discovering and accessing input/output devices.</text:p>
      <text:p text:style-name="P24"/>
      <text:h text:style-name="Heading_20_1" text:outline-level="1"><text:bookmark-start text:name="__RefHeading___Toc802_3737571594"/>Instruction <text:span text:style-name="T18">Encoding</text:span><text:bookmark-end text:name="__RefHeading___Toc802_3737571594"/></text:h>
      <text:p text:style-name="P34"/>
      <text:p text:style-name="P29">The Comp-o-Tron 6000 supports 31 instructions. Each instruction is encoded into a single word (32 bits). <text:span text:style-name="T16">Conceptually, each instruction word is divided into four equal parts of eight bits, called octets.</text:span></text:p>
      <text:p text:style-name="P30"/>
      <text:p text:style-name="P35">The high octet (bits 24-31) contain the opcode of the instruction.</text:p>
      <text:p text:style-name="P30"><text:span text:style-name="T16">The </text:span>2nd <text:span text:style-name="T16">octet (bits 16-23) encodes the first source register </text:span><text:span text:style-name="T19">(SRC1)</text:span><text:span text:style-name="T16">.</text:span></text:p>
      <text:p text:style-name="P30"><text:span text:style-name="T16">The 3r</text:span>d <text:span text:style-name="T16">octet (bits 8-15) encodes the second source register </text:span><text:span text:style-name="T19">(SRC2)</text:span><text:span text:style-name="T16">.</text:span></text:p>
      <text:p text:style-name="P35">The low octet (bits 0-7) encodes the destination register <text:span text:style-name="T19">(DEST)</text:span>.</text:p>
      <text:p text:style-name="P35">Not all register encodings are used for all instructions.</text:p>
      <text:p text:style-name="P35"/>
      <text:p text:style-name="P36">Within each register octet, the register to be used is encoded as follows:</text:p>
      <text:p text:style-name="P28"><text:span text:style-name="T17">Bit </text:span>7: <text:span text:style-name="T17">Set if the register is to be used directly</text:span></text:p>
      <text:p text:style-name="P36">Bit 6: Set if the register is to be used indirectly</text:p>
      <text:p text:style-name="P36">Bit 5: Currently unused</text:p>
      <text:p text:style-name="P36">Bits <text:span text:style-name="T15">0-3: </text:span>R<text:span text:style-name="T15">egister index </text:span>(0-15)</text:p>
      <text:p text:style-name="P30"/>
      <text:p text:style-name="P29">Any register may be used as an indirect register. In the assembler these are indicated as I[0-15] <text:span text:style-name="T17">as opposed to the normal R[0-15].</text:span></text:p>
      <text:p text:style-name="P29"/>
      <text:p text:style-name="P29"/>
      <text:h text:style-name="Heading_20_1" text:outline-level="1"><text:bookmark-start text:name="__RefHeading___Toc908_3317698130"/>Instructions <text:span text:style-name="T18">in Detail</text:span><text:bookmark-end text:name="__RefHeading___Toc908_3317698130"/></text:h>
      <text:p text:style-name="P39">This chapter serves as a reference for the programmer. Instructions are presented in numeric order, which is conceptually simpler to understand on an initial read-through.</text:p>
      <text:p text:style-name="P39"/>
      <text:p text:style-name="P39">Up first are the instructions related to the Arithmetic and Logic Unit, i.e. instructions that manipulate, test, and modify data.</text:p>
      <text:p text:style-name="P39"/>
      <text:p text:style-name="P38"/>
      <text:p text:style-name="P73"/>
      <text:p text:style-name="P73"><text:soft-page-break/></text:p>
      <text:p text:style-name="P31"><draw:frame text:anchor-type="as-char" svg:y="-2.1098in" draw:z-index="0" draw:name="Shape1_0" draw:style-name="gr5" draw:text-style-name="P107" svg:width="6.7622in" svg:height="1.9122in"><draw:text-box><text:p text:style-name="P118"><text:span text:style-name="T27">Name:</text:span><text:span text:style-name="T27"><text:tab/></text:span><text:span text:style-name="T56">MOVE</text:span></text:p><text:p text:style-name="P117"><text:span text:style-name="T27">Opcode:</text:span><text:span text:style-name="T27"><text:tab/></text:span><text:span text:style-name="T56">0x01</text:span></text:p><text:p><text:span text:style-name="T27">Mnemonic:</text:span><text:span text:style-name="T27"><text:tab/></text:span><text:span text:style-name="T27">MOVE</text:span></text:p><text:p><text:span text:style-name="T27">Arguments:</text:span><text:span text:style-name="T27"><text:tab/></text:span><text:span text:style-name="T27">SRC1, DEST</text:span></text:p><text:p text:style-name="P117"><text:span text:style-name="T27">Action:</text:span><text:span text:style-name="T27"><text:tab/></text:span><text:span text:style-name="T56">Move word from one register or direct value to another register</text:span></text:p><text:p><text:span text:style-name="T27">Flags:</text:span><text:span text:style-name="T27"><text:tab/></text:span><text:span text:style-name="T27"><text:tab/></text:span><text:span text:style-name="T27"><text:tab/></text:span><text:span text:style-name="T27">N/A</text:span></text:p><text:p text:style-name="P106"><text:span text:style-name="T27">Notes:</text:span><text:span text:style-name="T27"><text:tab/></text:span><text:span text:style-name="T56">Move is the only data-manipulation opcode to allow a direct value. If SRC1 and SRC2 octets are 0xFF the next word in the instruction stream is loaded to DEST and IP is incremented to skip that address.</text:span></text:p></draw:text-box></draw:frame></text:p>
      <text:p text:style-name="P73"/>
      <text:p text:style-name="P93"><draw:frame text:anchor-type="as-char" svg:y="-2.1083in" draw:z-index="1" draw:name="Shape1_ 1" draw:style-name="gr3" draw:text-style-name="P107" svg:width="6.7622in" svg:height="1.8453in"><draw:text-box><text:p text:style-name="P118"><text:span text:style-name="T27">Name:</text:span><text:span text:style-name="T27"><text:tab/></text:span><text:span text:style-name="T56">COMPARE</text:span></text:p><text:p><text:span text:style-name="T27">Opcode:</text:span><text:span text:style-name="T27"><text:tab/></text:span><text:span text:style-name="T27">0x08</text:span></text:p><text:p><text:span text:style-name="T27">Mnemonic:</text:span><text:span text:style-name="T27"><text:tab/></text:span><text:span text:style-name="T27">CMP</text:span></text:p><text:p><text:span text:style-name="T27">Arguments:</text:span><text:span text:style-name="T27"><text:tab/></text:span><text:span text:style-name="T27">SRC1, DEST</text:span></text:p><text:p text:style-name="P119"><text:span text:style-name="T27">Action:</text:span><text:span text:style-name="T27"><text:tab/></text:span><text:span text:style-name="T56">Compare two words, set flags based on the result</text:span></text:p><text:p text:style-name="P116"><text:span text:style-name="T27">Flags:</text:span><text:span text:style-name="T27"><text:tab/></text:span><text:span text:style-name="T27"><text:tab/></text:span><text:span text:style-name="T27"><text:tab/></text:span><text:span text:style-name="T56">Obeys SIGNED, affects OVER, UNDER, ZERO</text:span></text:p><text:p text:style-name="P106"><text:span text:style-name="T27">Notes:</text:span><text:span text:style-name="T27"><text:tab/></text:span><text:span text:style-name="T56">If SRC1 and DEST are equal, the ZERO flag is set. If SRC1 is less than DEST, the UNDER flag is set. If SRC1 is greater than DEST, the OVER flag is set.</text:span></text:p></draw:text-box></draw:frame><draw:frame text:anchor-type="as-char" svg:y="-2.1083in" draw:z-index="2" draw:name="Shape1_ 2" draw:style-name="gr4" draw:text-style-name="P107" svg:width="6.7622in" svg:height="1.5122in"><draw:text-box><text:p text:style-name="P104"><text:span text:style-name="T27">Name:</text:span><text:span text:style-name="T27"><text:tab/></text:span><text:span text:style-name="T27">ADD</text:span></text:p><text:p><text:span text:style-name="T27">Opcode:</text:span><text:span text:style-name="T27"><text:tab/></text:span><text:span text:style-name="T27">0x11</text:span></text:p><text:p><text:span text:style-name="T27">Mnemonic:</text:span><text:span text:style-name="T27"><text:tab/></text:span><text:span text:style-name="T27">ADD</text:span></text:p><text:p text:style-name="P116"><text:span text:style-name="T27">Arguments:</text:span><text:span text:style-name="T27"><text:tab/></text:span><text:span text:style-name="T56">SRC1, SRC2, DEST</text:span></text:p><text:p text:style-name="P105"><text:span text:style-name="T27">Action:</text:span><text:span text:style-name="T27"><text:tab/></text:span><text:span text:style-name="T56">Adds SRC1 to SRC2, places results in DEST</text:span></text:p><text:p text:style-name="P116"><text:span text:style-name="T27">Flags:</text:span><text:span text:style-name="T27"><text:tab/></text:span><text:span text:style-name="T27"><text:tab/></text:span><text:span text:style-name="T27"><text:tab/></text:span><text:span text:style-name="T56">Obeys SIGNED, affects OVER, <text:s/>ZERO</text:span></text:p><text:p text:style-name="P112"><text:span text:style-name="T27">Notes:</text:span></text:p></draw:text-box></draw:frame><draw:frame text:anchor-type="as-char" svg:y="-2.1083in" draw:z-index="3" draw:name="Shape1_ 3" draw:style-name="gr2" draw:text-style-name="P107" svg:width="6.7622in" svg:height="1.4622in"><draw:text-box><text:p text:style-name="P104"><text:span text:style-name="T27">Name:</text:span><text:span text:style-name="T27"><text:tab/></text:span><text:span text:style-name="T27">SUBTRACT</text:span></text:p><text:p><text:span text:style-name="T27">Opcode:</text:span><text:span text:style-name="T27"><text:tab/></text:span><text:span text:style-name="T27">0x12</text:span></text:p><text:p><text:span text:style-name="T27">Mnemonic:</text:span><text:span text:style-name="T27"><text:tab/></text:span><text:span text:style-name="T27">SUB</text:span></text:p><text:p text:style-name="P116"><text:span text:style-name="T27">Arguments:</text:span><text:span text:style-name="T27"><text:tab/></text:span><text:span text:style-name="T56">SRC1, SRC2, DEST</text:span></text:p><text:p text:style-name="P105"><text:span text:style-name="T27">Action:</text:span><text:span text:style-name="T27"><text:tab/></text:span><text:span text:style-name="T56">Subtracts SRC2 from SRC1, places result in DEST</text:span></text:p><text:p text:style-name="P116"><text:span text:style-name="T27">Flags:</text:span><text:span text:style-name="T27"><text:tab/></text:span><text:span text:style-name="T27"><text:tab/></text:span><text:span text:style-name="T27"><text:tab/></text:span><text:span text:style-name="T56">Obeys SIGNED, affects UNDER, ZERO</text:span></text:p><text:p text:style-name="P112"><text:span text:style-name="T27">Notes:</text:span></text:p></draw:text-box></draw:frame><text:soft-page-break/><draw:frame text:anchor-type="as-char" svg:y="-2.1083in" draw:z-index="4" draw:name="Shape1_ 4" draw:style-name="gr1" draw:text-style-name="P107" svg:width="6.7622in" svg:height="1.6539in"><draw:text-box><text:p text:style-name="P104"><text:span text:style-name="T27">Name:</text:span><text:span text:style-name="T27"><text:tab/></text:span><text:span text:style-name="T27">LOGICAL AND</text:span></text:p><text:p><text:span text:style-name="T27">Opcode:</text:span><text:span text:style-name="T27"><text:tab/></text:span><text:span text:style-name="T27">0x13</text:span></text:p><text:p><text:span text:style-name="T27">Mnemonic:</text:span><text:span text:style-name="T27"><text:tab/></text:span><text:span text:style-name="T27">AND</text:span></text:p><text:p text:style-name="P116"><text:span text:style-name="T27">Arguments:</text:span><text:span text:style-name="T27"><text:tab/></text:span><text:span text:style-name="T56">SRC1, SRC2, DEST</text:span></text:p><text:p text:style-name="P106"><text:span text:style-name="T27">Action:</text:span><text:span text:style-name="T27"><text:tab/></text:span><text:span text:style-name="T56">Performs logical AND (conjunction) of all pairs of bits in SRC1 and SRC2, places results in DEST</text:span></text:p><text:p><text:span text:style-name="T27">Flags:</text:span><text:span text:style-name="T27"><text:tab/></text:span><text:span text:style-name="T27"><text:tab/></text:span><text:span text:style-name="T27"><text:tab/></text:span><text:span text:style-name="T27">Affects ZERO</text:span></text:p><text:p text:style-name="P112"><text:span text:style-name="T27">Notes:</text:span></text:p></draw:text-box></draw:frame><draw:frame text:anchor-type="as-char" svg:y="-2.1083in" draw:z-index="5" draw:name="Shape1_ 5" draw:style-name="gr1" draw:text-style-name="P107" svg:width="6.7622in" svg:height="1.6539in"><draw:text-box><text:p text:style-name="P104"><text:span text:style-name="T27">Name:</text:span><text:span text:style-name="T27"><text:tab/></text:span><text:span text:style-name="T27">LOGICAL OR</text:span></text:p><text:p><text:span text:style-name="T27">Opcode:</text:span><text:span text:style-name="T27"><text:tab/></text:span><text:span text:style-name="T27">0x14</text:span></text:p><text:p><text:span text:style-name="T27">Mnemonic:</text:span><text:span text:style-name="T27"><text:tab/></text:span><text:span text:style-name="T27">OR</text:span></text:p><text:p text:style-name="P117"><text:span text:style-name="T27">Arguments:</text:span><text:span text:style-name="T27"><text:tab/></text:span><text:span text:style-name="T56">SRC1, SRC2, DEST</text:span></text:p><text:p text:style-name="P106"><text:span text:style-name="T27">Action:</text:span><text:span text:style-name="T27"><text:tab/></text:span><text:span text:style-name="T56">Performs logical OR (disjunction) of all pairs of bits in SRC1 and SRC2, places results in DEST</text:span></text:p><text:p><text:span text:style-name="T27">Flags:</text:span><text:span text:style-name="T27"><text:tab/></text:span><text:span text:style-name="T27"><text:tab/></text:span><text:span text:style-name="T27"><text:tab/></text:span><text:span text:style-name="T27">Affects ZERO</text:span></text:p><text:p text:style-name="P112"><text:span text:style-name="T27">Notes:</text:span></text:p></draw:text-box></draw:frame><draw:frame text:anchor-type="as-char" svg:y="-2.1083in" draw:z-index="6" draw:name="Shape1_ 6" draw:style-name="gr1" draw:text-style-name="P107" svg:width="6.7622in" svg:height="1.6539in"><draw:text-box><text:p text:style-name="P104"><text:span text:style-name="T27">Name:</text:span><text:span text:style-name="T27"><text:tab/></text:span><text:span text:style-name="T27">LOGICAL EXCLUSIVE OR</text:span></text:p><text:p><text:span text:style-name="T27">Opcode:</text:span><text:span text:style-name="T27"><text:tab/></text:span><text:span text:style-name="T27">0x15</text:span></text:p><text:p><text:span text:style-name="T27">Mnemonic:</text:span><text:span text:style-name="T27"><text:tab/></text:span><text:span text:style-name="T27">XOR</text:span></text:p><text:p text:style-name="P116"><text:span text:style-name="T27">Arguments:</text:span><text:span text:style-name="T27"><text:tab/></text:span><text:span text:style-name="T56">SRC1, SRC2, DEST</text:span></text:p><text:p text:style-name="P106"><text:span text:style-name="T27">Action:</text:span><text:span text:style-name="T27"><text:tab/></text:span><text:span text:style-name="T56">Performs logical EXCLUSIVE OR (exclusive disjunction) of all pairs of bits in SRC1 and SRC2, places results in DEST</text:span></text:p><text:p><text:span text:style-name="T27">Flags:</text:span><text:span text:style-name="T27"><text:tab/></text:span><text:span text:style-name="T27"><text:tab/></text:span><text:span text:style-name="T27"><text:tab/></text:span><text:span text:style-name="T27">Affects ZERO</text:span></text:p><text:p text:style-name="P112"><text:span text:style-name="T27">Notes:</text:span></text:p></draw:text-box></draw:frame><draw:frame text:anchor-type="as-char" svg:y="-2.1083in" draw:z-index="7" draw:name="Shape1_ 7" draw:style-name="gr3" draw:text-style-name="P107" svg:width="6.7622in" svg:height="1.8453in"><draw:text-box><text:p text:style-name="P104"><text:span text:style-name="T27">Name:</text:span><text:span text:style-name="T27"><text:tab/></text:span><text:span text:style-name="T27">SHIFT RIGHT</text:span></text:p><text:p><text:span text:style-name="T27">Opcode:</text:span><text:span text:style-name="T27"><text:tab/></text:span><text:span text:style-name="T27">0x16</text:span></text:p><text:p><text:span text:style-name="T27">Mnemonic:</text:span><text:span text:style-name="T27"><text:tab/></text:span><text:span text:style-name="T27">SHIFTR</text:span></text:p><text:p text:style-name="P116"><text:span text:style-name="T27">Arguments:</text:span><text:span text:style-name="T27"><text:tab/></text:span><text:span text:style-name="T56">SRC1, SRC2, DEST</text:span></text:p><text:p text:style-name="P106"><text:span text:style-name="T27">Action:</text:span><text:span text:style-name="T27"><text:tab/></text:span><text:span text:style-name="T56">Shifts all bits in SRC1 to the right by SRC2 steps, placing result in DEST. Infill with zeros.</text:span></text:p><text:p><text:span text:style-name="T27">Flags:</text:span><text:span text:style-name="T27"><text:tab/></text:span><text:span text:style-name="T27"><text:tab/></text:span><text:span text:style-name="T27"><text:tab/></text:span><text:span text:style-name="T27">Affects ZERO, UNDER</text:span></text:p><text:p text:style-name="P110"><text:span text:style-name="T27">Notes:</text:span><text:span text:style-name="T27"><text:tab/></text:span><text:span text:style-name="T27">If one or more “one” bits are shifted off the right side, the UNDER flag will be set. If only zeros are shifted, the UNDER flag is cleared.</text:span></text:p></draw:text-box></draw:frame><text:span text:style-name="T53">\</text:span></text:p>
      <text:p text:style-name="P93"/>
      <text:p text:style-name="P93"/>
      <text:p text:style-name="P94"><text:soft-page-break/><draw:frame text:anchor-type="as-char" svg:y="-2.1083in" draw:z-index="8" draw:name="Shape1_ 8" draw:style-name="gr3" draw:text-style-name="P107" svg:width="6.7622in" svg:height="1.8453in"><draw:text-box><text:p text:style-name="P104"><text:span text:style-name="T27">Name:</text:span><text:span text:style-name="T27"><text:tab/></text:span><text:span text:style-name="T27">SHIFT LEFT</text:span></text:p><text:p><text:span text:style-name="T27">Opcode:</text:span><text:span text:style-name="T27"><text:tab/></text:span><text:span text:style-name="T27">0x17</text:span></text:p><text:p><text:span text:style-name="T27">Mnemonic:</text:span><text:span text:style-name="T27"><text:tab/></text:span><text:span text:style-name="T27">SHIFTL</text:span></text:p><text:p text:style-name="P116"><text:span text:style-name="T27">Arguments:</text:span><text:span text:style-name="T27"><text:tab/></text:span><text:span text:style-name="T56">SRC1, SRC2, DEST</text:span></text:p><text:p text:style-name="P106"><text:span text:style-name="T27">Action:</text:span><text:span text:style-name="T27"><text:tab/></text:span><text:span text:style-name="T56">Shifts all bits in SRC1 to the left by SRC2 steps, placing result in DEST. Infill with zeros.</text:span></text:p><text:p><text:span text:style-name="T27">Flags:</text:span><text:span text:style-name="T27"><text:tab/></text:span><text:span text:style-name="T27"><text:tab/></text:span><text:span text:style-name="T27"><text:tab/></text:span><text:span text:style-name="T27">Affects ZERO, OVER</text:span></text:p><text:p text:style-name="P110"><text:span text:style-name="T27">Notes:</text:span><text:span text:style-name="T27"><text:tab/></text:span><text:span text:style-name="T27">If one or more “one” bits are shifted off the left side, the OVER flag will be set. If only zeros are shifted, the OVER flag is cleared.</text:span></text:p></draw:text-box></draw:frame><draw:frame text:anchor-type="as-char" svg:y="-2.1083in" draw:z-index="9" draw:name="Shape1_ 9" draw:style-name="gr2" draw:text-style-name="P107" svg:width="6.7622in" svg:height="1.4622in"><draw:text-box><text:p text:style-name="P104"><text:span text:style-name="T27">Name:</text:span><text:span text:style-name="T27"><text:tab/></text:span><text:span text:style-name="T27">LOGICAL NOT</text:span></text:p><text:p><text:span text:style-name="T27">Opcode:</text:span><text:span text:style-name="T27"><text:tab/></text:span><text:span text:style-name="T27">0x20</text:span></text:p><text:p><text:span text:style-name="T27">Mnemonic:</text:span><text:span text:style-name="T27"><text:tab/></text:span><text:span text:style-name="T27">NOT</text:span></text:p><text:p><text:span text:style-name="T27">Arguments:</text:span><text:span text:style-name="T27"><text:tab/></text:span><text:span text:style-name="T27">DEST</text:span></text:p><text:p text:style-name="P105"><text:span text:style-name="T27">Action:</text:span><text:span text:style-name="T27"><text:tab/></text:span><text:span text:style-name="T56">Negates all bits in DEST</text:span></text:p><text:p><text:span text:style-name="T27">Flags:</text:span><text:span text:style-name="T27"><text:tab/></text:span><text:span text:style-name="T27"><text:tab/></text:span><text:span text:style-name="T27"><text:tab/></text:span><text:span text:style-name="T27">Affects ZERO</text:span></text:p><text:p text:style-name="P112"><text:span text:style-name="T27">Notes:</text:span></text:p></draw:text-box></draw:frame><draw:frame text:anchor-type="as-char" svg:y="-2.1083in" draw:z-index="10" draw:name="Shape1_ 10" draw:style-name="gr2" draw:text-style-name="P107" svg:width="6.7622in" svg:height="1.4622in"><draw:text-box><text:p text:style-name="P104"><text:span text:style-name="T27">Name:</text:span><text:span text:style-name="T27"><text:tab/></text:span><text:span text:style-name="T27">INCREMENT</text:span></text:p><text:p><text:span text:style-name="T27">Opcode:</text:span><text:span text:style-name="T27"><text:tab/></text:span><text:span text:style-name="T27">0x21</text:span></text:p><text:p><text:span text:style-name="T27">Mnemonic:</text:span><text:span text:style-name="T27"><text:tab/></text:span><text:span text:style-name="T27">INCR</text:span></text:p><text:p><text:span text:style-name="T27">Arguments:</text:span><text:span text:style-name="T27"><text:tab/></text:span><text:span text:style-name="T27">DEST</text:span></text:p><text:p text:style-name="P108"><text:span text:style-name="T27">Action:</text:span><text:span text:style-name="T27"><text:tab/></text:span><text:span text:style-name="T27">Increments the value indicated by DEST in-place.</text:span></text:p><text:p text:style-name="P116"><text:span text:style-name="T27">Flags:</text:span><text:span text:style-name="T27"><text:tab/></text:span><text:span text:style-name="T27"><text:tab/></text:span><text:span text:style-name="T27"><text:tab/></text:span><text:span text:style-name="T56">Obeys SIGNED, affects OVER, <text:s/>ZERO</text:span></text:p><text:p text:style-name="P112"><text:span text:style-name="T27">Notes:</text:span></text:p></draw:text-box></draw:frame><draw:frame text:anchor-type="as-char" svg:y="-2.1083in" draw:z-index="11" draw:name="Shape1_ 11" draw:style-name="gr2" draw:text-style-name="P107" svg:width="6.7622in" svg:height="1.4622in"><draw:text-box><text:p text:style-name="P104"><text:span text:style-name="T27">Name:</text:span><text:span text:style-name="T27"><text:tab/></text:span><text:span text:style-name="T27">DECREMENT</text:span></text:p><text:p><text:span text:style-name="T27">Opcode:</text:span><text:span text:style-name="T27"><text:tab/></text:span><text:span text:style-name="T27">0x22</text:span></text:p><text:p><text:span text:style-name="T27">Mnemonic:</text:span><text:span text:style-name="T27"><text:tab/></text:span><text:span text:style-name="T27">DECR</text:span></text:p><text:p><text:span text:style-name="T27">Arguments:</text:span><text:span text:style-name="T27"><text:tab/></text:span><text:span text:style-name="T27">DEST</text:span></text:p><text:p text:style-name="P108"><text:span text:style-name="T27">Action:</text:span><text:span text:style-name="T27"><text:tab/></text:span><text:span text:style-name="T27">Decrements the value indicated by DEST in-place.</text:span></text:p><text:p><text:span text:style-name="T27">Flags:</text:span><text:span text:style-name="T27"><text:tab/></text:span><text:span text:style-name="T27"><text:tab/></text:span><text:span text:style-name="T27"><text:tab/></text:span><text:span text:style-name="T27">Obeys SIGNED, affects UNDER, ZERO</text:span></text:p><text:p text:style-name="P112"><text:span text:style-name="T27">Notes:</text:span></text:p></draw:text-box></draw:frame></text:p>
      <text:p text:style-name="P95"><text:soft-page-break/><draw:frame text:anchor-type="as-char" svg:y="-2.1083in" draw:z-index="12" draw:name="Shape1_ 12" draw:style-name="gr2" draw:text-style-name="P107" svg:width="6.7622in" svg:height="1.4622in"><draw:text-box><text:p text:style-name="P104"><text:span text:style-name="T27">Name:</text:span><text:span text:style-name="T27"><text:tab/></text:span><text:span text:style-name="T27">PUSH WORD</text:span></text:p><text:p><text:span text:style-name="T27">Opcode:</text:span><text:span text:style-name="T27"><text:tab/></text:span><text:span text:style-name="T27">0x30</text:span></text:p><text:p><text:span text:style-name="T27">Mnemonic:</text:span><text:span text:style-name="T27"><text:tab/></text:span><text:span text:style-name="T27">PUSH</text:span></text:p><text:p><text:span text:style-name="T27">Arguments:</text:span><text:span text:style-name="T27"><text:tab/></text:span><text:span text:style-name="T27">SRC1</text:span></text:p><text:p text:style-name="P105"><text:span text:style-name="T27">Action:</text:span><text:span text:style-name="T27"><text:tab/></text:span><text:span text:style-name="T56">Pushes SRC1 to the location indicated by SP, increments SP</text:span></text:p><text:p><text:span text:style-name="T27">Flags:</text:span><text:span text:style-name="T27"><text:tab/></text:span><text:span text:style-name="T27"><text:tab/></text:span><text:span text:style-name="T27"><text:tab/></text:span><text:span text:style-name="T27">None</text:span></text:p><text:p text:style-name="P114"><text:span text:style-name="T27">Notes:</text:span><text:span text:style-name="T27"><text:tab/></text:span><text:span text:style-name="T27">Will fault if SP overflows.</text:span></text:p></draw:text-box></draw:frame><draw:frame text:anchor-type="as-char" svg:y="-2.1083in" draw:z-index="13" draw:name="Shape1_ 13" draw:style-name="gr2" draw:text-style-name="P115" svg:width="6.7622in" svg:height="1.4622in"><draw:text-box><text:p text:style-name="P104"><text:span text:style-name="T27">Name:</text:span><text:span text:style-name="T27"><text:tab/></text:span><text:span text:style-name="T27">POP WORD</text:span></text:p><text:p text:style-name="P104"><text:span text:style-name="T27">Opcode:</text:span><text:span text:style-name="T27"><text:tab/></text:span><text:span text:style-name="T27">0x31</text:span></text:p><text:p text:style-name="P104"><text:span text:style-name="T27">Mnemonic:</text:span><text:span text:style-name="T27"><text:tab/></text:span><text:span text:style-name="T27">POP</text:span></text:p><text:p text:style-name="P104"><text:span text:style-name="T27">Arguments:</text:span><text:span text:style-name="T27"><text:tab/></text:span><text:span text:style-name="T27">DEST</text:span></text:p><text:p text:style-name="P113"><text:span text:style-name="T27">Action:</text:span><text:span text:style-name="T27"><text:tab/></text:span><text:span text:style-name="T56">Decrements SP, moves word indicated by SP to DEST</text:span></text:p><text:p text:style-name="P104"><text:span text:style-name="T27">Flags:</text:span><text:span text:style-name="T27"><text:tab/></text:span><text:span text:style-name="T27">None</text:span></text:p><text:p text:style-name="P114"><text:span text:style-name="T27">Notes:</text:span><text:span text:style-name="T27"><text:tab/></text:span><text:span text:style-name="T27">Will fault if SP underflows.</text:span></text:p></draw:text-box></draw:frame><draw:frame text:anchor-type="as-char" svg:y="-2.1083in" draw:z-index="31" draw:name="Shape1_ 37" draw:style-name="gr1" draw:text-style-name="P107" svg:width="6.7622in" svg:height="1.6539in"><draw:text-box><text:p text:style-name="P104"><text:span text:style-name="T27">Name:</text:span><text:span text:style-name="T27"><text:tab/></text:span><text:span text:style-name="T27">JUMP IF ZERO</text:span></text:p><text:p><text:span text:style-name="T27">Opcode:</text:span><text:span text:style-name="T27"><text:tab/></text:span><text:span text:style-name="T27">0x32</text:span></text:p><text:p><text:span text:style-name="T27">Mnemonic:</text:span><text:span text:style-name="T27"><text:tab/></text:span><text:span text:style-name="T27">JZERO</text:span></text:p><text:p><text:span text:style-name="T27">Arguments:</text:span><text:span text:style-name="T27"><text:tab/></text:span><text:span text:style-name="T27">DEST</text:span></text:p><text:p text:style-name="P105"><text:span text:style-name="T27">Action:</text:span><text:span text:style-name="T27"><text:tab/></text:span><text:span text:style-name="T56">Jump to specified address if ZERO is set.</text:span></text:p><text:p><text:span text:style-name="T27">Flags:</text:span><text:span text:style-name="T27"><text:tab/></text:span><text:span text:style-name="T27"><text:tab/></text:span><text:span text:style-name="T27"><text:tab/></text:span><text:span text:style-name="T27">Obeys ZERO, affects none</text:span><text:span text:style-name="T27"><text:tab/></text:span></text:p><text:p text:style-name="P106"><text:span text:style-name="T27">Notes:</text:span><text:span text:style-name="T27"><text:tab/></text:span><text:span text:style-name="T56">Destination address may be in DEST or direct data if SRC1, SRC2, and DEST are all 0xFF</text:span></text:p></draw:text-box></draw:frame><draw:frame text:anchor-type="as-char" svg:y="-2.1083in" draw:z-index="14" draw:name="Shape1_ 14" draw:style-name="gr1" draw:text-style-name="P107" svg:width="6.7622in" svg:height="1.6539in"><draw:text-box><text:p text:style-name="P104"><text:span text:style-name="T27">Name:</text:span><text:span text:style-name="T27"><text:tab/></text:span><text:span text:style-name="T27">JUMP IF NOT ZERO</text:span></text:p><text:p><text:span text:style-name="T27">Opcode:</text:span><text:span text:style-name="T27"><text:tab/></text:span><text:span text:style-name="T27">0x33</text:span></text:p><text:p><text:span text:style-name="T27">Mnemonic:</text:span><text:span text:style-name="T27"><text:tab/></text:span><text:span text:style-name="T27">JNZERO</text:span></text:p><text:p><text:span text:style-name="T27">Arguments:</text:span><text:span text:style-name="T27"><text:tab/></text:span><text:span text:style-name="T27">DEST</text:span></text:p><text:p text:style-name="P105"><text:span text:style-name="T27">Action:</text:span><text:span text:style-name="T27"><text:tab/></text:span><text:span text:style-name="T56">Jump to specified address if ZERO is clear.</text:span></text:p><text:p><text:span text:style-name="T27">Flags:</text:span><text:span text:style-name="T27"><text:tab/></text:span><text:span text:style-name="T27"><text:tab/></text:span><text:span text:style-name="T27"><text:tab/></text:span><text:span text:style-name="T27">Obeys ZERO, affects none</text:span><text:span text:style-name="T27"><text:tab/></text:span></text:p><text:p text:style-name="P106"><text:span text:style-name="T27">Notes:</text:span><text:span text:style-name="T27"><text:tab/></text:span><text:span text:style-name="T56">Destination address may be in DEST or direct data if SRC1, SRC2, and DEST are all 0xFF</text:span></text:p></draw:text-box></draw:frame><text:soft-page-break/><draw:frame text:anchor-type="as-char" svg:y="-2.1083in" draw:z-index="32" draw:name="Shape1_ 38" draw:style-name="gr1" draw:text-style-name="P107" svg:width="6.7622in" svg:height="1.6539in"><draw:text-box><text:p text:style-name="P104"><text:span text:style-name="T27">Name:</text:span><text:span text:style-name="T27"><text:tab/></text:span><text:span text:style-name="T27">JUMP IF OVERFLOW</text:span></text:p><text:p><text:span text:style-name="T27">Opcode:</text:span><text:span text:style-name="T27"><text:tab/></text:span><text:span text:style-name="T27">0x34</text:span></text:p><text:p><text:span text:style-name="T27">Mnemonic:</text:span><text:span text:style-name="T27"><text:tab/></text:span><text:span text:style-name="T27">JOVER</text:span></text:p><text:p><text:span text:style-name="T27">Arguments:</text:span><text:span text:style-name="T27"><text:tab/></text:span><text:span text:style-name="T27">DEST</text:span></text:p><text:p text:style-name="P105"><text:span text:style-name="T27">Action:</text:span><text:span text:style-name="T27"><text:tab/></text:span><text:span text:style-name="T56">Jump to specified address if OVER is set.</text:span></text:p><text:p><text:span text:style-name="T27">Flags:</text:span><text:span text:style-name="T27"><text:tab/></text:span><text:span text:style-name="T27"><text:tab/></text:span><text:span text:style-name="T27"><text:tab/></text:span><text:span text:style-name="T27">Obeys ZERO, affects none</text:span><text:span text:style-name="T27"><text:tab/></text:span></text:p><text:p text:style-name="P106"><text:span text:style-name="T27">Notes:</text:span><text:span text:style-name="T27"><text:tab/></text:span><text:span text:style-name="T56">Destination address may be in DEST or direct data if SRC1, SRC2, and DEST are all 0xFF</text:span></text:p></draw:text-box></draw:frame><draw:frame text:anchor-type="as-char" svg:y="-2.1083in" draw:z-index="33" draw:name="Shape1_ 39" draw:style-name="gr1" draw:text-style-name="P107" svg:width="6.7622in" svg:height="1.6539in"><draw:text-box><text:p text:style-name="P104"><text:span text:style-name="T27">Name:</text:span><text:span text:style-name="T27"><text:tab/></text:span><text:span text:style-name="T27">JUMP IF NOT OVERFLOW</text:span></text:p><text:p><text:span text:style-name="T27">Opcode:</text:span><text:span text:style-name="T27"><text:tab/></text:span><text:span text:style-name="T27">0x35</text:span></text:p><text:p><text:span text:style-name="T27">Mnemonic:</text:span><text:span text:style-name="T27"><text:tab/></text:span><text:span text:style-name="T27">JNOVER</text:span></text:p><text:p><text:span text:style-name="T27">Arguments:</text:span><text:span text:style-name="T27"><text:tab/></text:span><text:span text:style-name="T27">DEST</text:span></text:p><text:p text:style-name="P105"><text:span text:style-name="T27">Action:</text:span><text:span text:style-name="T27"><text:tab/></text:span><text:span text:style-name="T56">Jump to specified address if OVER is clear.</text:span></text:p><text:p><text:span text:style-name="T27">Flags:</text:span><text:span text:style-name="T27"><text:tab/></text:span><text:span text:style-name="T27"><text:tab/></text:span><text:span text:style-name="T27"><text:tab/></text:span><text:span text:style-name="T27">Obeys ZERO, affects none</text:span><text:span text:style-name="T27"><text:tab/></text:span></text:p><text:p text:style-name="P106"><text:span text:style-name="T27">Notes:</text:span><text:span text:style-name="T27"><text:tab/></text:span><text:span text:style-name="T56">Destination address may be in DEST or direct data if SRC1, SRC2, and DEST are all 0xFF</text:span></text:p></draw:text-box></draw:frame><draw:frame text:anchor-type="as-char" svg:y="-2.1083in" draw:z-index="15" draw:name="Shape1_ 15" draw:style-name="gr1" draw:text-style-name="P107" svg:width="6.7622in" svg:height="1.6539in"><draw:text-box><text:p text:style-name="P104"><text:span text:style-name="T27">Name:</text:span><text:span text:style-name="T27"><text:tab/></text:span><text:span text:style-name="T27">JUMP IF UNDERFLOW</text:span></text:p><text:p><text:span text:style-name="T27">Opcode:</text:span><text:span text:style-name="T27"><text:tab/></text:span><text:span text:style-name="T27">0x36</text:span></text:p><text:p><text:span text:style-name="T27">Mnemonic:</text:span><text:span text:style-name="T27"><text:tab/></text:span><text:span text:style-name="T27">JUNDER</text:span></text:p><text:p><text:span text:style-name="T27">Arguments:</text:span><text:span text:style-name="T27"><text:tab/></text:span><text:span text:style-name="T27">DEST</text:span></text:p><text:p text:style-name="P105"><text:span text:style-name="T27">Action:</text:span><text:span text:style-name="T27"><text:tab/></text:span><text:span text:style-name="T56">Jump to specified address if UNDER is set.</text:span></text:p><text:p><text:span text:style-name="T27">Flags:</text:span><text:span text:style-name="T27"><text:tab/></text:span><text:span text:style-name="T27"><text:tab/></text:span><text:span text:style-name="T27"><text:tab/></text:span><text:span text:style-name="T27">Obeys ZERO, affects none</text:span><text:span text:style-name="T27"><text:tab/></text:span></text:p><text:p text:style-name="P106"><text:span text:style-name="T27">Notes:</text:span><text:span text:style-name="T27"><text:tab/></text:span><text:span text:style-name="T56">Destination address may be in DEST or direct data if SRC1, SRC2, and DEST are all 0xFF</text:span></text:p></draw:text-box></draw:frame><draw:frame text:anchor-type="as-char" svg:y="-2.1083in" draw:z-index="16" draw:name="Shape1_ 16" draw:style-name="gr1" draw:text-style-name="P107" svg:width="6.7622in" svg:height="1.6539in"><draw:text-box><text:p text:style-name="P104"><text:span text:style-name="T27">Name:</text:span><text:span text:style-name="T27"><text:tab/></text:span><text:span text:style-name="T27">JUMP IF NOT UNDERFLOW</text:span></text:p><text:p><text:span text:style-name="T27">Opcode:</text:span><text:span text:style-name="T27"><text:tab/></text:span><text:span text:style-name="T27">0x37</text:span></text:p><text:p><text:span text:style-name="T27">Mnemonic:</text:span><text:span text:style-name="T27"><text:tab/></text:span><text:span text:style-name="T27">JNUNDER</text:span></text:p><text:p><text:span text:style-name="T27">Arguments:</text:span><text:span text:style-name="T27"><text:tab/></text:span><text:span text:style-name="T27">DEST</text:span></text:p><text:p text:style-name="P105"><text:span text:style-name="T27">Action:</text:span><text:span text:style-name="T27"><text:tab/></text:span><text:span text:style-name="T56">Jump to specified address if UNDER is clear.</text:span></text:p><text:p><text:span text:style-name="T27">Flags:</text:span><text:span text:style-name="T27"><text:tab/></text:span><text:span text:style-name="T27"><text:tab/></text:span><text:span text:style-name="T27"><text:tab/></text:span><text:span text:style-name="T27">Obeys ZERO, affects none</text:span><text:span text:style-name="T27"><text:tab/></text:span></text:p><text:p text:style-name="P106"><text:span text:style-name="T27">Notes:</text:span><text:span text:style-name="T27"><text:tab/></text:span><text:span text:style-name="T56">Destination address may be in DEST or direct data if SRC1, SRC2, and DEST are all 0xFF.</text:span></text:p></draw:text-box></draw:frame><text:soft-page-break/><draw:frame text:anchor-type="as-char" svg:y="-2.1083in" draw:z-index="17" draw:name="Shape1_ 17" draw:style-name="gr1" draw:text-style-name="P107" svg:width="6.7622in" svg:height="1.6539in"><draw:text-box><text:p text:style-name="P104"><text:span text:style-name="T27">Name:</text:span><text:span text:style-name="T27"><text:tab/></text:span><text:span text:style-name="T27">JUMP</text:span></text:p><text:p><text:span text:style-name="T27">Opcode:</text:span><text:span text:style-name="T27"><text:tab/></text:span><text:span text:style-name="T27">0x38</text:span></text:p><text:p><text:span text:style-name="T27">Mnemonic:</text:span><text:span text:style-name="T27"><text:tab/></text:span><text:span text:style-name="T27">JMP</text:span></text:p><text:p><text:span text:style-name="T27">Arguments:</text:span><text:span text:style-name="T27"><text:tab/></text:span><text:span text:style-name="T27">DEST</text:span></text:p><text:p text:style-name="P108"><text:span text:style-name="T27">Action:</text:span><text:span text:style-name="T27"><text:tab/></text:span><text:span text:style-name="T27">Jump unconditionally to specified address.</text:span></text:p><text:p><text:span text:style-name="T27">Flags:</text:span><text:span text:style-name="T27"><text:tab/></text:span><text:span text:style-name="T27"><text:tab/></text:span><text:span text:style-name="T27"><text:tab/></text:span><text:span text:style-name="T27">None</text:span></text:p><text:p text:style-name="P106"><text:span text:style-name="T27">Notes:</text:span><text:span text:style-name="T27"><text:tab/></text:span><text:span text:style-name="T56">Destination address may be in DEST or direct data if SRC1, SRC2, and DEST are all 0xFF</text:span></text:p></draw:text-box></draw:frame><draw:frame text:anchor-type="as-char" svg:y="-2.1083in" draw:z-index="18" draw:name="Shape1_ 18" draw:style-name="gr1" draw:text-style-name="P107" svg:width="6.7622in" svg:height="1.6539in"><draw:text-box><text:p text:style-name="P111"><text:span text:style-name="T27">Name:</text:span><text:span text:style-name="T27"><text:tab/></text:span><text:span text:style-name="T56">CALL SUBROUTINE</text:span></text:p><text:p><text:span text:style-name="T27">Opcode:</text:span><text:span text:style-name="T27"><text:tab/></text:span><text:span text:style-name="T27">0x39</text:span></text:p><text:p><text:span text:style-name="T27">Mnemonic:</text:span><text:span text:style-name="T27"><text:tab/></text:span><text:span text:style-name="T27">CALL</text:span></text:p><text:p><text:span text:style-name="T27">Arguments:</text:span><text:span text:style-name="T27"><text:tab/></text:span><text:span text:style-name="T27">DEST</text:span></text:p><text:p text:style-name="P105"><text:span text:style-name="T27">Action:</text:span><text:span text:style-name="T27"><text:tab/></text:span><text:span text:style-name="T56">Save IP on the stack and jump the specified address.</text:span></text:p><text:p><text:span text:style-name="T27">Flags:</text:span><text:span text:style-name="T27"><text:tab/></text:span><text:span text:style-name="T27"><text:tab/></text:span><text:span text:style-name="T27"><text:tab/></text:span><text:span text:style-name="T27">None</text:span></text:p><text:p text:style-name="P106"><text:span text:style-name="T27">Notes:</text:span><text:span text:style-name="T27"><text:tab/></text:span><text:span text:style-name="T56">Destination address may be in DEST or direct data if SRC1, SRC2, and DEST are all 0xFF.</text:span></text:p></draw:text-box></draw:frame><draw:frame text:anchor-type="as-char" svg:y="-2.1083in" draw:z-index="19" draw:name="Shape1_ 19" draw:style-name="gr2" draw:text-style-name="P107" svg:width="6.7622in" svg:height="1.4622in"><draw:text-box><text:p text:style-name="P111"><text:span text:style-name="T27">Name:</text:span><text:span text:style-name="T27"><text:tab/></text:span><text:span text:style-name="T56">SET FAULT HANDLER ARRAY POINTER</text:span></text:p><text:p><text:span text:style-name="T27">Opcode:</text:span><text:span text:style-name="T27"><text:tab/></text:span><text:span text:style-name="T27">0x3A</text:span></text:p><text:p><text:span text:style-name="T27">Mnemonic:</text:span><text:span text:style-name="T27"><text:tab/></text:span><text:span text:style-name="T27">SETFHAP</text:span></text:p><text:p><text:span text:style-name="T27">Arguments:</text:span><text:span text:style-name="T27"><text:tab/></text:span><text:span text:style-name="T27">SRC1</text:span></text:p><text:p text:style-name="P108"><text:span text:style-name="T27">Action:</text:span><text:span text:style-name="T27"><text:tab/></text:span><text:span text:style-name="T56">Set Fault Handler Address Pointer</text:span><text:span text:style-name="T27"><text:tab/></text:span></text:p><text:p><text:span text:style-name="T27">Flags:</text:span><text:span text:style-name="T27"><text:tab/></text:span><text:span text:style-name="T27"><text:tab/></text:span><text:span text:style-name="T27"><text:tab/></text:span><text:span text:style-name="T27">None</text:span></text:p><text:p text:style-name="P112"><text:span text:style-name="T27">Notes:</text:span></text:p></draw:text-box></draw:frame><draw:frame text:anchor-type="as-char" svg:y="-2.1083in" draw:z-index="20" draw:name="Shape1_ 20" draw:style-name="gr2" draw:text-style-name="P107" svg:width="6.7622in" svg:height="1.4622in"><draw:text-box><text:p text:style-name="P111"><text:span text:style-name="T27">Name:</text:span><text:span text:style-name="T27"><text:tab/></text:span><text:span text:style-name="T56">SET INTERRUPT HANDLER ARRAY POINTER</text:span></text:p><text:p><text:span text:style-name="T27">Opcode:</text:span><text:span text:style-name="T27"><text:tab/></text:span><text:span text:style-name="T27">0x3B</text:span></text:p><text:p><text:span text:style-name="T27">Mnemonic:</text:span><text:span text:style-name="T27"><text:tab/></text:span><text:span text:style-name="T27">SETIHAP</text:span></text:p><text:p><text:span text:style-name="T27">Arguments:</text:span><text:span text:style-name="T27"><text:tab/></text:span><text:span text:style-name="T27">SRC1</text:span></text:p><text:p text:style-name="P108"><text:span text:style-name="T27">Action:</text:span><text:span text:style-name="T27"><text:tab/></text:span><text:span text:style-name="T56">Set Interrupt Handler Address Pointer</text:span><text:span text:style-name="T27"><text:tab/></text:span></text:p><text:p><text:span text:style-name="T27">Flags:</text:span><text:span text:style-name="T27"><text:tab/></text:span><text:span text:style-name="T27"><text:tab/></text:span><text:span text:style-name="T27"><text:tab/></text:span><text:span text:style-name="T27">None</text:span></text:p><text:p text:style-name="P112"><text:span text:style-name="T27">Notes:</text:span></text:p></draw:text-box></draw:frame><text:soft-page-break/><draw:frame text:anchor-type="as-char" svg:y="-2.1083in" draw:z-index="21" draw:name="Shape1_ 21" draw:style-name="gr2" draw:text-style-name="P107" svg:width="6.7622in" svg:height="1.4622in"><draw:text-box><text:p text:style-name="P104"><text:span text:style-name="T27">Name:</text:span><text:span text:style-name="T27"><text:tab/></text:span><text:span text:style-name="T27">SAVE STATE</text:span></text:p><text:p><text:span text:style-name="T27">Opcode:</text:span><text:span text:style-name="T27"><text:tab/></text:span><text:span text:style-name="T27">0x50</text:span></text:p><text:p><text:span text:style-name="T27">Mnemonic:</text:span><text:span text:style-name="T27"><text:tab/></text:span><text:span text:style-name="T27">SSTATE</text:span></text:p><text:p><text:span text:style-name="T27">Arguments:</text:span><text:span text:style-name="T27"><text:tab/></text:span><text:span text:style-name="T27">None</text:span></text:p><text:p text:style-name="P105"><text:span text:style-name="T27">Action:</text:span><text:span text:style-name="T27"><text:tab/></text:span><text:span text:style-name="T56">Saves all registers to the stack, R0 first.</text:span></text:p><text:p><text:span text:style-name="T27">Flags:</text:span><text:span text:style-name="T27"><text:tab/></text:span><text:span text:style-name="T27"><text:tab/></text:span><text:span text:style-name="T27"><text:tab/></text:span><text:span text:style-name="T27">None</text:span></text:p><text:p text:style-name="P108"><text:span text:style-name="T27">Notes:</text:span><text:span text:style-name="T27"><text:tab/></text:span><text:span text:style-name="T27"><text:tab/></text:span><text:span text:style-name="T27"><text:tab/></text:span><text:span text:style-name="T27">Will fault if SP overflows.</text:span></text:p></draw:text-box></draw:frame><draw:frame text:anchor-type="as-char" svg:y="-2.1083in" draw:z-index="22" draw:name="Shape1_ 22" draw:style-name="gr3" draw:text-style-name="P107" svg:width="6.7622in" svg:height="1.8453in"><draw:text-box><text:p text:style-name="P104"><text:span text:style-name="T27">Name:</text:span><text:span text:style-name="T27"><text:tab/></text:span><text:span text:style-name="T27">LOAD STATE</text:span></text:p><text:p><text:span text:style-name="T27">Opcode:</text:span><text:span text:style-name="T27"><text:tab/></text:span><text:span text:style-name="T27">0x51</text:span></text:p><text:p><text:span text:style-name="T27">Mnemonic:</text:span><text:span text:style-name="T27"><text:tab/></text:span><text:span text:style-name="T27">LSTATE</text:span></text:p><text:p><text:span text:style-name="T27">Arguments:</text:span><text:span text:style-name="T27"><text:tab/></text:span><text:span text:style-name="T27">None</text:span></text:p><text:p text:style-name="P106"><text:span text:style-name="T27">Action:</text:span><text:span text:style-name="T27"><text:tab/></text:span><text:span text:style-name="T56">Loads all registers from the stack, except R0 (for return code) and IP (for obvious reasons). If SSTATE was used, these values can be retrieved from the stack if necessary.</text:span></text:p><text:p><text:span text:style-name="T27">Flags:</text:span><text:span text:style-name="T27"><text:tab/></text:span><text:span text:style-name="T27"><text:tab/></text:span><text:span text:style-name="T27"><text:tab/></text:span><text:span text:style-name="T27">None</text:span></text:p><text:p text:style-name="P108"><text:span text:style-name="T27">Notes:</text:span><text:span text:style-name="T27"><text:tab/></text:span><text:span text:style-name="T27"><text:tab/></text:span><text:span text:style-name="T27"><text:tab/></text:span><text:span text:style-name="T27">Will fault if SP underflows.</text:span></text:p></draw:text-box></draw:frame><draw:frame text:anchor-type="as-char" svg:y="-2.1083in" draw:z-index="23" draw:name="Shape1_ 23" draw:style-name="gr1" draw:text-style-name="P107" svg:width="6.7622in" svg:height="1.6539in"><draw:text-box><text:p text:style-name="P111"><text:span text:style-name="T27">Name:</text:span><text:span text:style-name="T27"><text:tab/></text:span><text:span text:style-name="T56">RETURN FROM SUBROUTINE</text:span></text:p><text:p><text:span text:style-name="T27">Opcode:</text:span><text:span text:style-name="T27"><text:tab/></text:span><text:span text:style-name="T27">0x51</text:span></text:p><text:p><text:span text:style-name="T27">Mnemonic:</text:span><text:span text:style-name="T27"><text:tab/></text:span><text:span text:style-name="T27">RETURN</text:span></text:p><text:p><text:span text:style-name="T27">Arguments:</text:span><text:span text:style-name="T27"><text:tab/></text:span><text:span text:style-name="T27">None</text:span></text:p><text:p text:style-name="P108"><text:span text:style-name="T27">Action:</text:span><text:span text:style-name="T27"><text:tab/></text:span><text:span text:style-name="T27">Pops IP from stack, executes from that location.</text:span></text:p><text:p><text:span text:style-name="T27">Flags:</text:span><text:span text:style-name="T27"><text:tab/></text:span><text:span text:style-name="T27"><text:tab/></text:span><text:span text:style-name="T27"><text:tab/></text:span><text:span text:style-name="T27">None</text:span></text:p><text:p text:style-name="P106"><text:span text:style-name="T27">Notes:</text:span><text:span text:style-name="T27"><text:tab/></text:span><text:span text:style-name="T56">Only affects IP register; other registers are not modified. Will fault if SP underflows.</text:span></text:p></draw:text-box></draw:frame><draw:frame text:anchor-type="as-char" svg:y="-2.1083in" draw:z-index="24" draw:name="Shape1_ 24" draw:style-name="gr1" draw:text-style-name="P107" svg:width="6.7622in" svg:height="1.6539in"><draw:text-box><text:p text:style-name="P104"><text:span text:style-name="T27">Name:</text:span><text:span text:style-name="T27"><text:tab/></text:span><text:span text:style-name="T27">RETURN FROM INTERRUPT</text:span></text:p><text:p><text:span text:style-name="T27">Opcode:</text:span><text:span text:style-name="T27"><text:tab/></text:span><text:span text:style-name="T27">0x53</text:span></text:p><text:p><text:span text:style-name="T27">Mnemonic:</text:span><text:span text:style-name="T27"><text:tab/></text:span><text:span text:style-name="T27">IRET</text:span></text:p><text:p><text:span text:style-name="T27">Arguments:</text:span><text:span text:style-name="T27"><text:tab/></text:span><text:span text:style-name="T27">None</text:span></text:p><text:p text:style-name="P109"><text:span text:style-name="T27">Action: <text:s text:c="10"/></text:span><text:span text:style-name="T56">Clear IN_INT flag, pop state from stack, jump to IP</text:span></text:p><text:p><text:span text:style-name="T27">Flags:</text:span><text:span text:style-name="T27"><text:tab/></text:span><text:span text:style-name="T27"><text:tab/></text:span><text:span text:style-name="T27"><text:tab/></text:span><text:span text:style-name="T27">None</text:span></text:p><text:p text:style-name="P106"><text:span text:style-name="T27">Notes:</text:span><text:span text:style-name="T27"><text:tab/></text:span><text:span text:style-name="T56">Will fault if SP underflows or IN_INT clear. Unlike SSTATE/LSTATE, all registers are restored.</text:span></text:p></draw:text-box></draw:frame><text:soft-page-break/><draw:frame text:anchor-type="as-char" svg:y="-2.1083in" draw:z-index="25" draw:name="Shape1_ 25" draw:style-name="gr1" draw:text-style-name="P107" svg:width="6.7622in" svg:height="1.6539in"><draw:text-box><text:p text:style-name="P111"><text:span text:style-name="T27">Name:</text:span><text:span text:style-name="T27"><text:tab/></text:span><text:span text:style-name="T56">SET SIGNED FLAG</text:span></text:p><text:p><text:span text:style-name="T27">Opcode:</text:span><text:span text:style-name="T27"><text:tab/></text:span><text:span text:style-name="T27">0x54</text:span></text:p><text:p><text:span text:style-name="T27">Mnemonic:</text:span><text:span text:style-name="T27"><text:tab/></text:span><text:span text:style-name="T27">SIGNED</text:span></text:p><text:p><text:span text:style-name="T27">Arguments:</text:span><text:span text:style-name="T27"><text:tab/></text:span><text:span text:style-name="T27">None</text:span></text:p><text:p text:style-name="P108"><text:span text:style-name="T27">Action:</text:span><text:span text:style-name="T27"><text:tab/></text:span><text:span text:style-name="T27">Set the SIGNED flag.</text:span></text:p><text:p><text:span text:style-name="T27">Flags:</text:span><text:span text:style-name="T27"><text:tab/></text:span><text:span text:style-name="T27"><text:tab/></text:span><text:span text:style-name="T27"><text:tab/></text:span><text:span text:style-name="T27">Sets SIGNED.</text:span></text:p><text:p text:style-name="P106"><text:span text:style-name="T27">Notes:</text:span><text:span text:style-name="T27"><text:tab/></text:span><text:span text:style-name="T27">While is it possible to directly modify the </text:span><text:span text:style-name="T56">flag by modifying the FLAGS register directly, this is the preferred method.</text:span></text:p></draw:text-box></draw:frame><draw:frame text:anchor-type="as-char" svg:y="-2.1083in" draw:z-index="26" draw:name="Shape1_ 26" draw:style-name="gr1" draw:text-style-name="P107" svg:width="6.7622in" svg:height="1.6539in"><draw:text-box><text:p text:style-name="P104"><text:span text:style-name="T27">Name:</text:span><text:span text:style-name="T27"><text:tab/></text:span><text:span text:style-name="T27">CLEAR SIGNED FLAG</text:span></text:p><text:p><text:span text:style-name="T27">Opcode:</text:span><text:span text:style-name="T27"><text:tab/></text:span><text:span text:style-name="T27">0x55</text:span></text:p><text:p><text:span text:style-name="T27">Mnemonic:</text:span><text:span text:style-name="T27"><text:tab/></text:span><text:span text:style-name="T27">UNSIGNED</text:span></text:p><text:p><text:span text:style-name="T27">Arguments:</text:span><text:span text:style-name="T27"><text:tab/></text:span><text:span text:style-name="T27">None</text:span></text:p><text:p text:style-name="P108"><text:span text:style-name="T27">Action:</text:span><text:span text:style-name="T27"><text:tab/></text:span><text:span text:style-name="T27">Clear the SIGNED flag.</text:span></text:p><text:p><text:span text:style-name="T27">Flags:</text:span><text:span text:style-name="T27"><text:tab/></text:span><text:span text:style-name="T27"><text:tab/></text:span><text:span text:style-name="T27"><text:tab/></text:span><text:span text:style-name="T27">Clears SIGNED</text:span></text:p><text:p text:style-name="P106"><text:span text:style-name="T27">Notes:</text:span><text:span text:style-name="T27"><text:tab/></text:span><text:span text:style-name="T27">While is it possible to directly modify the </text:span><text:span text:style-name="T56">flag by modifying the FLAGS register directly, this is the preferred method.</text:span></text:p></draw:text-box></draw:frame><draw:frame text:anchor-type="as-char" svg:y="-2.1083in" draw:z-index="27" draw:name="Shape1_ 27" draw:style-name="gr1" draw:text-style-name="P107" svg:width="6.7622in" svg:height="1.6539in"><draw:text-box><text:p text:style-name="P104"><text:span text:style-name="T27">Name:</text:span><text:span text:style-name="T27"><text:tab/></text:span><text:span text:style-name="T27">INTERRUPT ENABLE</text:span></text:p><text:p><text:span text:style-name="T27">Opcode:</text:span><text:span text:style-name="T27"><text:tab/></text:span><text:span text:style-name="T27">0x56</text:span></text:p><text:p><text:span text:style-name="T27">Mnemonic:</text:span><text:span text:style-name="T27"><text:tab/></text:span><text:span text:style-name="T27">INTENA</text:span></text:p><text:p><text:span text:style-name="T27">Arguments:</text:span><text:span text:style-name="T27"><text:tab/></text:span><text:span text:style-name="T27">None</text:span></text:p><text:p text:style-name="P108"><text:span text:style-name="T27">Action:</text:span><text:span text:style-name="T27"><text:tab/></text:span><text:span text:style-name="T27">Set INTENA flag.</text:span></text:p><text:p><text:span text:style-name="T27">Flags:</text:span><text:span text:style-name="T27"><text:tab/></text:span><text:span text:style-name="T27"><text:tab/></text:span><text:span text:style-name="T27"><text:tab/></text:span><text:span text:style-name="T27">Sets INTENA</text:span></text:p><text:p text:style-name="P106"><text:span text:style-name="T27">Notes:</text:span><text:span text:style-name="T27"><text:tab/></text:span><text:span text:style-name="T27">While is it possible to directly modify the </text:span><text:span text:style-name="T56">flag by modifying the FLAGS register directly, this is the preferred method.</text:span></text:p></draw:text-box></draw:frame><draw:frame text:anchor-type="as-char" svg:y="-2.1083in" draw:z-index="28" draw:name="Shape1_ 28" draw:style-name="gr1" draw:text-style-name="P107" svg:width="6.7622in" svg:height="1.6539in"><draw:text-box><text:p text:style-name="P104"><text:span text:style-name="T27">Name:</text:span><text:span text:style-name="T27"><text:tab/></text:span><text:span text:style-name="T27">INTERRUPT DISABLE</text:span></text:p><text:p><text:span text:style-name="T27">Opcode:</text:span><text:span text:style-name="T27"><text:tab/></text:span><text:span text:style-name="T27">0x57</text:span></text:p><text:p><text:span text:style-name="T27">Mnemonic:</text:span><text:span text:style-name="T27"><text:tab/></text:span><text:span text:style-name="T27">INTDIS</text:span></text:p><text:p><text:span text:style-name="T27">Arguments:</text:span><text:span text:style-name="T27"><text:tab/></text:span><text:span text:style-name="T27">None</text:span></text:p><text:p text:style-name="P108"><text:span text:style-name="T27">Action:</text:span><text:span text:style-name="T27"><text:tab/></text:span><text:span text:style-name="T27">Clear INTENA flag.</text:span></text:p><text:p><text:span text:style-name="T27">Flags:</text:span><text:span text:style-name="T27"><text:tab/></text:span><text:span text:style-name="T27"><text:tab/></text:span><text:span text:style-name="T27"><text:tab/></text:span><text:span text:style-name="T27">Clears INTENA</text:span></text:p><text:p text:style-name="P106"><text:span text:style-name="T27">Notes:</text:span><text:span text:style-name="T27"><text:tab/></text:span><text:span text:style-name="T27">While is it possible to directly modify the </text:span><text:span text:style-name="T56">flag by modifying the FLAGS register directly, this is the preferred method.</text:span></text:p></draw:text-box></draw:frame><text:soft-page-break/><draw:frame text:anchor-type="as-char" svg:y="-2.1083in" draw:z-index="29" draw:name="Shape1_ 29" draw:style-name="gr3" draw:text-style-name="P107" svg:width="6.7622in" svg:height="1.8453in"><draw:text-box><text:p text:style-name="P104"><text:span text:style-name="T27">Name:</text:span><text:span text:style-name="T27"><text:tab/></text:span><text:span text:style-name="T27">NO OPERATION</text:span></text:p><text:p><text:span text:style-name="T27">Opcode:</text:span><text:span text:style-name="T27"><text:tab/></text:span><text:span text:style-name="T27">NOP</text:span></text:p><text:p><text:span text:style-name="T27">Mnemonic:</text:span><text:span text:style-name="T27"><text:tab/></text:span><text:span text:style-name="T27">0xF0</text:span></text:p><text:p><text:span text:style-name="T27">Arguments:</text:span><text:span text:style-name="T27"><text:tab/></text:span><text:span text:style-name="T27">None</text:span></text:p><text:p text:style-name="P108"><text:span text:style-name="T27">Action:</text:span><text:span text:style-name="T27"><text:tab/></text:span><text:span text:style-name="T27">None</text:span></text:p><text:p><text:span text:style-name="T27">Flags:</text:span><text:span text:style-name="T27"><text:tab/></text:span><text:span text:style-name="T27"><text:tab/></text:span><text:span text:style-name="T27"><text:tab/></text:span><text:span text:style-name="T27">None</text:span></text:p><text:p text:style-name="P110"><text:span text:style-name="T27">Notes:</text:span><text:span text:style-name="T27"><text:tab/></text:span><text:span text:style-name="T27">Used as a placeholder where a “real” instruction might go later. Very helpful when writing self-modifying code. Also useful for inserting a one-clock delay into the program.</text:span></text:p></draw:text-box></draw:frame><draw:frame text:anchor-type="as-char" svg:y="-2.1083in" draw:z-index="30" draw:name="Shape1_ 30" draw:style-name="gr2" draw:text-style-name="P107" svg:width="6.7622in" svg:height="1.4622in"><draw:text-box><text:p text:style-name="P104"><text:span text:style-name="T27">Name:</text:span><text:span text:style-name="T27"><text:tab/></text:span><text:span text:style-name="T27">HALT</text:span></text:p><text:p><text:span text:style-name="T27">Opcode:</text:span><text:span text:style-name="T27"><text:tab/></text:span><text:span text:style-name="T27">0xFF</text:span></text:p><text:p><text:span text:style-name="T27">Mnemonic:</text:span><text:span text:style-name="T27"><text:tab/></text:span><text:span text:style-name="T27">HALT</text:span></text:p><text:p><text:span text:style-name="T27">Arguments:</text:span><text:span text:style-name="T27"><text:tab/></text:span><text:span text:style-name="T27">None</text:span></text:p><text:p text:style-name="P108"><text:span text:style-name="T27">Action:</text:span><text:span text:style-name="T27"><text:tab/></text:span><text:span text:style-name="T27">Stops execution.</text:span></text:p><text:p><text:span text:style-name="T27">Flags:</text:span><text:span text:style-name="T27"><text:tab/></text:span><text:span text:style-name="T27"><text:tab/></text:span><text:span text:style-name="T27"><text:tab/></text:span><text:span text:style-name="T27">None.</text:span></text:p><text:p text:style-name="P109"><text:span text:style-name="T27">Notes: <text:s text:c="10"/></text:span><text:span text:style-name="T56">Only a power cycle or reset can undo a HALT instruction.</text:span></text:p></draw:text-box></draw:frame></text:p>
      <text:h text:style-name="P96" text:outline-level="1"><text:bookmark-start text:name="__RefHeading___Toc910_3317698130"/>Faults<text:bookmark-end text:name="__RefHeading___Toc910_3317698130"/></text:h>
      <text:p text:style-name="P41">The Comp-o-Tron corporation understands – mistakes happen. Even the most seasoned of mathematicians or computers makes a small <text:span text:style-name="T21">mistake</text:span> from time to time. <text:span text:style-name="T21">Calculation errors creep in, we forget to carry the one, and so on. It’s normal – after all, we’re only human.</text:span></text:p>
      <text:p text:style-name="P42">The good news is that computing devices like the Comp-o-Tron 6000 don’t make mistakes. There are no calculation errors – ever!</text:p>
      <text:p text:style-name="P42">The bad news is that humans create the programs for computing devices, and those programs occasionally <text:span text:style-name="T22">do </text:span>have mistakes. <text:span text:style-name="T23">Sometimes these mistakes cause small problems – like a word spelled wrong – and sometimes they cause large problems, like </text:span><text:span text:style-name="T24">imbalanced books, audited corporations, bankruptcy, etc. Even worse, a </text:span><text:span text:style-name="T25">malformed program can even sometimes harm the computing device that executes it!</text:span></text:p>
      <text:p text:style-name="P43">While the Comp-o-Tron 6000 cannot detect every program error, it does introduce a new feature designed to catch some types of program errors, and allow the programmer to detect and possibly correct <text:s/>the error.</text:p>
      <text:p text:style-name="P44">We call these errors “Faults” and the parts of the program that handle these faults are called, well, “Fault Handlers”. <text:s/><text:span text:style-name="T26">(Our engineers are not poets.)</text:span></text:p>
      <text:p text:style-name="P45">When a fault is detected, the Comp-o-Tron 6000 will interrupt the currently-executing program and store its state (all registers) on the stack. It will then read the Fault Handler Array Pointer (FHAP) and use that the find the table which contains all of the Fault Handler addresses. It will select the appropriate Fault Handler address from the table, and jump to that address.</text:p>
      <text:p text:style-name="P45"><text:soft-page-break/>The Fault Handler routine then can examine the contents of the stack to determine what happened, and and which address. If the error is correctable, the Fault Handler can take the necessary action and return execution to the original program using the IRET instruction.</text:p>
      <text:p text:style-name="P46">In the (more likely) case of an error that cannot be corrected, the Fault Handler can attempt to dump the contents of the registers and any pertinent memory locations to the Print-o-Tron XL or the Card-o-Tron 3CS. The Fault Handler should then HALT.</text:p>
      <text:p text:style-name="P46">Note that if a fault is detected in a Fault Handler, this is a double-fault and the system immediately halts. Register values can be decoded from the front panel.</text:p>
      <text:p text:style-name="P47">The procedure, then, to enable fault handling is:</text:p>
      <text:list xml:id="list3986583136" text:style-name="Numbering_20_123">
        <text:list-item>
          <text:p text:style-name="P100">Write one or more fault handling routines. Each one should end with either IRET or HALT.</text:p>
        </text:list-item>
        <text:list-item>
          <text:p text:style-name="P100">Record the entry point addresses of these routines in a table, which will become the Fault Handler Array. The table consists of 16 words, each one containing the address of a fault handler routine.</text:p>
        </text:list-item>
        <text:list-item>
          <text:p text:style-name="P103"><text:span text:style-name="T27">As the program initializes, program the address of the Fault Handler Array </text:span><text:span text:style-name="T28">into the Fault Handler Array Pointer (FHAP) using the SETFHAP instruction.</text:span></text:p>
        </text:list-item>
        <text:list-item>
          <text:p text:style-name="P101">Execute the program. Try to avoid the fault handlers!</text:p>
        </text:list-item>
      </text:list>
      <text:p text:style-name="P75"><text:span text:style-name="T27">NOTE: </text:span><text:span text:style-name="T29">The Fault Handler Array is 16 words in size, allowing for up to 17 fault types (double fault does not call a handler). However, at initial release, the Comp-o-Tron 6000 only handles four types of faults:</text:span></text:p>
      <text:list xml:id="list1150179712" text:style-name="List_20_1">
        <text:list-item>
          <text:p text:style-name="P102">Bad Instruction (FHA address 0)</text:p>
        </text:list-item>
        <text:list-item>
          <text:p text:style-name="P102">Bad Address (FHA address 1)</text:p>
        </text:list-item>
        <text:list-item>
          <text:p text:style-name="P102">Stack Fault (FHA address 2)</text:p>
        </text:list-item>
        <text:list-item>
          <text:p text:style-name="P102">Double Fault (No fault handler)</text:p>
          <text:p text:style-name="P102">Future upgrades to the Comp-o-Tron 6000 may add more fault types, so it may be wise to write a single “generic” handler and fill the entire FHA with the entry address of that routine.</text:p>
        </text:list-item>
      </text:list>
      <text:p text:style-name="P74"/>
      <text:h text:style-name="P96" text:outline-level="1"><text:bookmark-start text:name="__RefHeading___Toc912_3317698130"/>Interrupts<text:bookmark-end text:name="__RefHeading___Toc912_3317698130"/></text:h>
      <text:p text:style-name="P48">This section is actually a sneak preview of an exciting new feature for the Comp-o-Tron 6000: External Device Interrupts.</text:p>
      <text:p text:style-name="P48">Why is this a preview? Simply put, the devices aren’t ready yet. While the Comp-o-Tron 6000 itself is ready to receive and handle these interrupts, there are no external device capable of generating them yet!</text:p>
      <text:p text:style-name="P49"><text:soft-page-break/>So wha<text:span text:style-name="T30">t is an External Device Interrupt? It’s a method for an external device (such as a printer, card reader, tape drive, etc) to send a signal to the main processing unit. When this signal is received, the program currently running is stopped (or interrupted) and its state is saved. Then a separate subroutine (called an Interrupt Handler) is executed to service the device.</text:span></text:p>
      <text:p text:style-name="P48">Some of you are scratching your heads. Why would anyone want an external device to interrupt a running program? <text:span text:style-name="T31">Normally, we would agree with you, but our egghead engineers have an answer.</text:span></text:p>
      <text:p text:style-name="P50">The answer, of course, comes in the form of a question: what would it mean to your business if your computing device could do TWO THINGS AT ONCE? You could read the cards for the next job while the current job is still printing. You could load the next program into memory as soon as the current job is finished with the card reader. You could eliminate downtime!</text:p>
      <text:p text:style-name="P50">Our engineers call this Multi-o-Tron Multi-Run Technology, and it’s the next big thing for the Comp-o-Tron 6000, <text:span text:style-name="T32">and it depends on External Device Interrupts to work.</text:span></text:p>
      <text:p text:style-name="P51">From a programming standpoint, Interrupt Handlers work very much like Fault Handlers. There is an IHAP instead of an FHAP, with 32 entries, corresponding to 32 possible external devices generating External Device Interrupts. And there is a SETIHAP instruction to tell the Comp-o-Tron 6000 the location of the IHAP.</text:p>
      <text:p text:style-name="P51">The big difference between Interrupt Handler routines and Fault Handler routines, is that the Interrupt Handlers must be specifically designed to service the device that generated the External Device Interrupt. And they must always finish up with an IRET instruction, and never ever HALT!</text:p>
      <text:h text:style-name="Heading_20_1" text:outline-level="1"><text:bookmark-start text:name="__RefHeading___Toc804_3737571594"/>The Comp-o-Tron 6000 Assembler<text:bookmark-end text:name="__RefHeading___Toc804_3737571594"/></text:h>
      <text:p text:style-name="P52">The Comp-o-Tron Corporation is proud to introduce <text:span text:style-name="T33">the new Comp-o-Tron 6000 Automatic Symbolic Assembler. </text:span><text:span text:style-name="T34">This handy tool </text:span><text:span text:style-name="T35">speeds up the programming process by eliminating the need to hand-translate your written programs to binary. The assembler supports a variety of input/output devices, including the Card-o-Tron CS and the Tape-o-Tron 1200.</text:span></text:p>
      <text:p text:style-name="P52"/>
      <text:p text:style-name="P76"><text:span text:style-name="T36">[Record Scratch Noise] If you’re reading this from the future, or an alternate timeline, you won’t use the </text:span><text:span text:style-name="T37">Comp-o-Tron 6000 Automatic Symbolic Assembler. </text:span><text:span text:style-name="T36">You’ll use the cross-assembler that comes with the Comp-o-Tron 6000 emulator. The assembler is a command-line tool that takes exactly two arguments: an input file name and an output file name. We now return you to your regularly scheduled user manual</text:span>.</text:p>
      <text:p text:style-name="P53"/>
      <text:p text:style-name="P54">So what do we mean when we say “symbolic assembler”? Put simply, the <text:span text:style-name="T33">Comp-o-Tron 6000 Automatic Symbolic Assembler </text:span><text:span text:style-name="T43">(hereinafter referred to as “the assembler” because our fingers are tired) </text:span>allows you to name locations in your program. You can then refer to these locations in other places in your program, and the assembler will insert the correct value as it outputs the program binary.</text:p>
      <text:p text:style-name="P54"/>
      <text:p text:style-name="P54"><text:soft-page-break/>If you don’t think this is a huge feature, try hand-assembling a program with a bunch of loops and jumps and data lookups. Keeping track of the addresses rapidly becomes the main source of bookkeeping overhead. <text:span text:style-name="T44">With a symbolic assembler, the computing device takes care of all that.</text:span></text:p>
      <text:p text:style-name="P54"/>
      <text:p text:style-name="P54">To define a symbol, simply begin a line with a dollar sign (‘$’) symbol, followed by the name of the symbol. A symbol name can be any combination of numbers and letters, <text:span text:style-name="T44">but no punctuation is allowed.</text:span></text:p>
      <text:p text:style-name="P55"/>
      <text:p text:style-name="P55">To use a symbol, simply reference its name, including the ‘$” symbol. Since a symbol is just an address (i.e. a number), you can reference a symbol in any instruction where a direct value is allowed.</text:p>
      <text:p text:style-name="P55"/>
      <text:p text:style-name="P55">A few other notes on assembler source formatting:</text:p>
      <text:list xml:id="list203615232064357" text:continue-numbering="true" text:style-name="List_20_1">
        <text:list-item>
          <text:p text:style-name="P98">Instructions should be preceded by whitespace, traditionally a tab '\t' character.</text:p>
        </text:list-item>
        <text:list-item>
          <text:p text:style-name="P98">Comments start with * and MUST begin in the first column if they are alone on a line</text:p>
        </text:list-item>
        <text:list-item>
          <text:p text:style-name="P98">Comments can follow any instruction or symbol declaration. They must be preceded by whitespace and a * is traditional but not absolutely required.</text:p>
        </text:list-item>
        <text:list-item>
          <text:p text:style-name="P98">Symbol declarations start with $ and MUST begin in the first column.</text:p>
        </text:list-item>
        <text:list-item>
          <text:p text:style-name="P98">Symbols MUST be alphnumeric ONLY, no punctuation.</text:p>
        </text:list-item>
        <text:list-item>
          <text:p text:style-name="P98">Symbols are case-sensitive, though they are uppercase by convention.</text:p>
        </text:list-item>
        <text:list-item>
          <text:p text:style-name="P98">Direct values may be specified in decimal or hexadecimal when preceded by ‘0x’.</text:p>
          <text:p text:style-name="P98"/>
        </text:list-item>
      </text:list>
      <text:p text:style-name="P55"><text:s/>Example source file:</text:p>
      <text:p text:style-name="P87">* Simple loop to add numbers 1 to 10</text:p>
      <text:p text:style-name="P87"><text:tab/>MOVE 10, R0 <text:s text:c="2"/>* load counter</text:p>
      <text:p text:style-name="P87"><text:tab/>MOVE 0, R2 <text:s text:c="3"/>* clear total</text:p>
      <text:p text:style-name="P87">$LOOP</text:p>
      <text:p text:style-name="P88"><text:tab/>ADD R0, R2, R2</text:p>
      <text:p text:style-name="P88"><text:tab/>DECR R0</text:p>
      <text:p text:style-name="P87"><text:tab/>JNZERO $LOOP</text:p>
      <text:p text:style-name="P87"><text:tab/>MOVE R2, R0 <text:s text:c="2"/>* move final result to R0</text:p>
      <text:p text:style-name="P87"><text:tab/>CALL $OUTPUT</text:p>
      <text:p text:style-name="P87"/>
      <text:p text:style-name="P55"><text:s/>N.B. The assembler for the most part ignores punctuation, except as a separator. So:</text:p>
      <text:p text:style-name="P87"><text:s/><text:tab/>ADD R0, R2, R2</text:p>
      <text:p text:style-name="P55"><text:s/>could legally be written</text:p>
      <text:p text:style-name="P87"><text:tab/>ADD R0 + R2 = R2</text:p>
      <text:p text:style-name="P55"><text:s/>and it would assemble and work just fine. Keep in mind that symbols must be singular, so</text:p>
      <text:p text:style-name="P87"><text:tab/>MOVE R0 -&gt; R1 <text:s/>* don't do this!</text:p>
      <text:p text:style-name="P55"><text:s/>will NOT work, but</text:p>
      <text:p text:style-name="P87"><text:s/><text:tab/>MOVE R0 &gt; R1</text:p>
      <text:p text:style-name="P55"><text:s/>is just fine and still indicates direction.</text:p>
      <text:p text:style-name="P55"/>
      <text:p text:style-name="P56">For more examples, see Appendix II.</text:p>
      <text:h text:style-name="Heading_20_1" text:outline-level="1"><text:bookmark-start text:name="__RefHeading___Toc806_3737571594"/><text:soft-page-break/>Programming External Devices<text:bookmark-end text:name="__RefHeading___Toc806_3737571594"/></text:h>
      <text:p text:style-name="P2"><text:span text:style-name="T45">The</text:span> Bus-o-Tron patented peripheral bus allows users add any combination of peripheral devices to the Comp-o-Tron 6000 <text:span text:style-name="T45">c</text:span>omputing <text:span text:style-name="T45">d</text:span>evice - even devices produced by other <text:s/>companies, or by the customers themselves!</text:p>
      <text:p text:style-name="P2"/>
      <text:p text:style-name="P2">NOTE: <text:s/><text:span text:style-name="T45">any</text:span> devices built or designed by any entity other than the Comp-o-Tron Corporation must be approved by the Comp-o-Tron engineering department before being connected to any Comp-o-Tron Computing Device. Failure to do so may result in <text:span text:style-name="T45">physical damage to the computing device, the peripheral device, or the building housing the devices, as well as </text:span>loss of warranty coverage, at Comp-o-Tron's sole discretion.</text:p>
      <text:p text:style-name="P2"/>
      <text:p text:style-name="P2">Each approved device will be assigned a unique Digital Device Name (DDN) by the Comp-o-Tron Corporation, which will publish the complete list of DDNs on a regular basis to customers with accounts in good standing.</text:p>
      <text:p text:style-name="P2"/>
      <text:p text:style-name="P2">The DDN uniquely identifies any device and allows the customer to easily write software to drive the device.</text:p>
      <text:p text:style-name="P37"/>
      <text:p text:style-name="P58">To discover attached devices and their DDNs, the program reads a table called the Peripheral Map. </text:p>
      <text:p text:style-name="P58"/>
      <text:p text:style-name="P58">The peripheral map is a sixteen-entry array of the Peripheral Map Entry structure, located at memory location 0xFFF00000. It's hard-wired via plugboard and must be updated by a Comp-o-Tron engineer any time a peripheral is added or removed.</text:p>
      <text:p text:style-name="P58"/>
      <text:p text:style-name="P58">Although the table is guaranteed to be 16 entries long, if the program finds an all-zero DDN, it may abort processing; this indicates the last valid entry.</text:p>
      <text:p text:style-name="P58"/>
      <text:p text:style-name="P58">The contents of each entry indicate to the program what memory areas it should use to control a given peripheral device.</text:p>
      <text:p text:style-name="P58"/>
      <text:p text:style-name="P58">Each Peripheral Map Entry consists of four words. In order, these words contain:</text:p>
      <text:list xml:id="list203613877772821" text:continue-numbering="true" text:style-name="List_20_1">
        <text:list-item>
          <text:p text:style-name="P99">The DDN of an attached device.</text:p>
        </text:list-item>
        <text:list-item>
          <text:p text:style-name="P99">The Base Memory address of the device control area.</text:p>
        </text:list-item>
        <text:list-item>
          <text:p text:style-name="P99">The Size (in words) of the device control area.</text:p>
        </text:list-item>
        <text:list-item>
          <text:p text:style-name="P99">The Interrupt number used by the device.</text:p>
        </text:list-item>
      </text:list>
      <text:p text:style-name="P58"/>
      <text:p text:style-name="P58">To locate a peripheral device, the program should read the Peripheral Map and search it for the desired DDN. If the DDN is found, the program should store the Base Memory Address and Size in a convenient location, to be referred to later. </text:p>
      <text:p text:style-name="P58"/>
      <text:p text:style-name="P58">For information on programming a specific device, please see the user manual for that device.</text:p>
      <text:p text:style-name="P58"/>
      <text:p text:style-name="P58">NOTE: although it is certainly possible for a clever programmer to dump this table once and hard-code the entries into his future programs, Comp-o-Tron engineers recommend against this practice as it will cause programs to fail unexpectedly if hardware is added or removed. <text:soft-page-break/>Additionally, it is possible that programs written using the proper technique will be able to run unmodified on other Comp-o-Tron 6000 computing devices!</text:p>
      <text:p text:style-name="P58"/>
      <text:p text:style-name="P58">NOTE 2: For simplicity in address handling, the Comp-o-Tron 6000 currently supports a maximum of 15 attached devices. The 16th entry in the table is guaranteed to be all zeros.</text:p>
      <text:p text:style-name="P58"/>
      <text:p text:style-name="P59">NOTE 3: It is possible that multiple devices with the same DDN could be connected to a Comp-o-Tron 6000, for example multiple printers or card readers. Programs should be aware of this possibility and search for all devices with the DDN. They can be distinguished by their Base Address, which will be unique.</text:p>
      <text:p text:style-name="P37"/>
      <text:h text:style-name="Heading_20_1" text:outline-level="1" text:is-list-header="true"><text:bookmark-start text:name="__RefHeading___Toc808_3737571594"/>Appendix I: <text:span text:style-name="T46">A Note On Hexadecimal </text:span>Mathematics<text:bookmark-end text:name="__RefHeading___Toc808_3737571594"/></text:h>
      <text:p text:style-name="P16"/>
      <text:p text:style-name="P60">Most modern programmers are conversant with binary numbers, which are of course used internally by any digital computing device. The simple sequences of ones and zeros bring a familiar comfort to many.</text:p>
      <text:p text:style-name="P60"/>
      <text:p text:style-name="P60">Unfortunately, with a 32-bit system, <text:span text:style-name="T47">it’s easy to get lost in those long strings of numbers. For convenience, then, Comp-o-Tron engineers have begun using hexadecimal numbers almost exclusively, and you will see them throughout the Comp-o-Tron 6000 documentation.</text:span></text:p>
      <text:p text:style-name="P61"/>
      <text:p text:style-name="P61">So what is a hexadecimal numbering system? Put simply, it is a numbering system with 16 digits, as compared to our normal decimal (10 digits) or binary (two digits) numbering systems.</text:p>
      <text:p text:style-name="P61"/>
      <text:p text:style-name="P61">NOTE: if the concept of different number bases confuses you, this is normal. Unfortunately, this user manual is not the place to explain such a concept. Please telephone the Mathematics Department at your nearest University, and they will be happy to help.</text:p>
      <text:p text:style-name="P57"/>
      <text:p text:style-name="P63">Why in the world would we use a numbering system that counts to 16? After all, we don’t have 16 fingers. <text:span text:style-name="T48">(Our engineers joke that computing devices only have two fingers. Our mathematicians don’t think this is funny.)</text:span></text:p>
      <text:p text:style-name="P63"/>
      <text:p text:style-name="P64">Here’s the power of hexadecimal: 16 is a power of 2. In fact, it’s 2<text:span text:style-name="T49">4</text:span>, which means that each hexadecimal digit can perfectly represent 4 bits, with nothing left over. This makes hexadecimal notation an easy shorthand for engineers and programmers, who would rather stare at short strings of numbers and letters than stare at long strings of ones and zeros.</text:p>
      <text:p text:style-name="P62"><text:span text:style-name="T48">By convention, hexadecimal in the computing device industry uses the digits 0-9 and A-F. Using letters like this is a pragmatic solution, because your keypunch already has those characters, but you’re not likely to misinterpret them as words. </text:span><text:span text:style-name="T50">To differentiate between decimal and hexadecimal numbers, we always prefix hexadecimal numbers with the characters ‘0x’. (Binary numbers are prefixed with ‘0b’ but that’s pretty rare in real life – everyone just uses hexadecimal.)</text:span></text:p>
      <text:p text:style-name="P62"/>
      <text:p text:style-name="P65">Once you’ve gotten used to the idea, you can easily translate binary and hexadecimal in your head. Refer to the table, below, and commit it to memory, and you’re ready to go.</text:p>
      <text:p text:style-name="P65"/>
      <text:p text:style-name="P65"><text:soft-page-break/></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86">Hexadecimal Translation Table</text:p>
          </table:table-cell>
          <table:covered-table-cell/>
          <table:covered-table-cell/>
        </table:table-row>
        <table:table-row table:style-name="Table1.1">
          <table:table-cell table:style-name="Table1.A1" office:value-type="string">
            <text:p text:style-name="P85">Binary</text:p>
          </table:table-cell>
          <table:table-cell table:style-name="Table1.A1" office:value-type="string">
            <text:p text:style-name="P85">Hexadecimal</text:p>
          </table:table-cell>
          <table:table-cell table:style-name="Table1.A1" office:value-type="string">
            <text:p text:style-name="P85">Decimal</text:p>
          </table:table-cell>
        </table:table-row>
        <table:table-row table:style-name="Table1.1">
          <table:table-cell table:style-name="Table1.A1" office:value-type="string">
            <text:p text:style-name="P85">0000</text:p>
          </table:table-cell>
          <table:table-cell table:style-name="Table1.A1" office:value-type="string">
            <text:p text:style-name="P85">0x0</text:p>
          </table:table-cell>
          <table:table-cell table:style-name="Table1.A1" office:value-type="string">
            <text:p text:style-name="P85">0</text:p>
          </table:table-cell>
        </table:table-row>
        <table:table-row table:style-name="Table1.1">
          <table:table-cell table:style-name="Table1.A1" office:value-type="string">
            <text:p text:style-name="P85">0001</text:p>
          </table:table-cell>
          <table:table-cell table:style-name="Table1.A1" office:value-type="string">
            <text:p text:style-name="P85">0x1</text:p>
          </table:table-cell>
          <table:table-cell table:style-name="Table1.A1" office:value-type="string">
            <text:p text:style-name="P85">1</text:p>
          </table:table-cell>
        </table:table-row>
        <table:table-row table:style-name="Table1.1">
          <table:table-cell table:style-name="Table1.A1" office:value-type="string">
            <text:p text:style-name="P85">0010</text:p>
          </table:table-cell>
          <table:table-cell table:style-name="Table1.A1" office:value-type="string">
            <text:p text:style-name="P85">0x2</text:p>
          </table:table-cell>
          <table:table-cell table:style-name="Table1.A1" office:value-type="string">
            <text:p text:style-name="P85">2</text:p>
          </table:table-cell>
        </table:table-row>
        <table:table-row table:style-name="Table1.1">
          <table:table-cell table:style-name="Table1.A1" office:value-type="string">
            <text:p text:style-name="P85">0011</text:p>
          </table:table-cell>
          <table:table-cell table:style-name="Table1.A1" office:value-type="string">
            <text:p text:style-name="P85">0x3</text:p>
          </table:table-cell>
          <table:table-cell table:style-name="Table1.A1" office:value-type="string">
            <text:p text:style-name="P85">3</text:p>
          </table:table-cell>
        </table:table-row>
        <table:table-row table:style-name="Table1.1">
          <table:table-cell table:style-name="Table1.A1" office:value-type="string">
            <text:p text:style-name="P85">0100</text:p>
          </table:table-cell>
          <table:table-cell table:style-name="Table1.A1" office:value-type="string">
            <text:p text:style-name="P85">0x4</text:p>
          </table:table-cell>
          <table:table-cell table:style-name="Table1.A1" office:value-type="string">
            <text:p text:style-name="P85">4</text:p>
          </table:table-cell>
        </table:table-row>
        <table:table-row table:style-name="Table1.1">
          <table:table-cell table:style-name="Table1.A1" office:value-type="string">
            <text:p text:style-name="P85">0101</text:p>
          </table:table-cell>
          <table:table-cell table:style-name="Table1.A1" office:value-type="string">
            <text:p text:style-name="P85">0x5</text:p>
          </table:table-cell>
          <table:table-cell table:style-name="Table1.A1" office:value-type="string">
            <text:p text:style-name="P85">5</text:p>
          </table:table-cell>
        </table:table-row>
        <table:table-row table:style-name="Table1.1">
          <table:table-cell table:style-name="Table1.A1" office:value-type="string">
            <text:p text:style-name="P85">0110</text:p>
          </table:table-cell>
          <table:table-cell table:style-name="Table1.A1" office:value-type="string">
            <text:p text:style-name="P85">0x6</text:p>
          </table:table-cell>
          <table:table-cell table:style-name="Table1.A1" office:value-type="string">
            <text:p text:style-name="P85">6</text:p>
          </table:table-cell>
        </table:table-row>
        <table:table-row table:style-name="Table1.1">
          <table:table-cell table:style-name="Table1.A1" office:value-type="string">
            <text:p text:style-name="P85">0111</text:p>
          </table:table-cell>
          <table:table-cell table:style-name="Table1.A1" office:value-type="string">
            <text:p text:style-name="P85">0x7</text:p>
          </table:table-cell>
          <table:table-cell table:style-name="Table1.A1" office:value-type="string">
            <text:p text:style-name="P85">7</text:p>
          </table:table-cell>
        </table:table-row>
        <table:table-row table:style-name="Table1.1">
          <table:table-cell table:style-name="Table1.A1" office:value-type="string">
            <text:p text:style-name="P85">1000</text:p>
          </table:table-cell>
          <table:table-cell table:style-name="Table1.A1" office:value-type="string">
            <text:p text:style-name="P85">0x8</text:p>
          </table:table-cell>
          <table:table-cell table:style-name="Table1.A1" office:value-type="string">
            <text:p text:style-name="P85">8</text:p>
          </table:table-cell>
        </table:table-row>
        <table:table-row table:style-name="Table1.1">
          <table:table-cell table:style-name="Table1.A1" office:value-type="string">
            <text:p text:style-name="P85">1001</text:p>
          </table:table-cell>
          <table:table-cell table:style-name="Table1.A1" office:value-type="string">
            <text:p text:style-name="P85">0x9</text:p>
          </table:table-cell>
          <table:table-cell table:style-name="Table1.A1" office:value-type="string">
            <text:p text:style-name="P85">9</text:p>
          </table:table-cell>
        </table:table-row>
        <table:table-row table:style-name="Table1.1">
          <table:table-cell table:style-name="Table1.A1" office:value-type="string">
            <text:p text:style-name="P85">1010</text:p>
          </table:table-cell>
          <table:table-cell table:style-name="Table1.A1" office:value-type="string">
            <text:p text:style-name="P85">0xA</text:p>
          </table:table-cell>
          <table:table-cell table:style-name="Table1.A1" office:value-type="string">
            <text:p text:style-name="P85">10</text:p>
          </table:table-cell>
        </table:table-row>
        <table:table-row table:style-name="Table1.1">
          <table:table-cell table:style-name="Table1.A1" office:value-type="string">
            <text:p text:style-name="P85">1011</text:p>
          </table:table-cell>
          <table:table-cell table:style-name="Table1.A1" office:value-type="string">
            <text:p text:style-name="P85">0xB</text:p>
          </table:table-cell>
          <table:table-cell table:style-name="Table1.A1" office:value-type="string">
            <text:p text:style-name="P85">11</text:p>
          </table:table-cell>
        </table:table-row>
        <table:table-row table:style-name="Table1.1">
          <table:table-cell table:style-name="Table1.A1" office:value-type="string">
            <text:p text:style-name="P85">1100</text:p>
          </table:table-cell>
          <table:table-cell table:style-name="Table1.A1" office:value-type="string">
            <text:p text:style-name="P85">0xC</text:p>
          </table:table-cell>
          <table:table-cell table:style-name="Table1.A1" office:value-type="string">
            <text:p text:style-name="P85">12</text:p>
          </table:table-cell>
        </table:table-row>
        <table:table-row table:style-name="Table1.1">
          <table:table-cell table:style-name="Table1.A1" office:value-type="string">
            <text:p text:style-name="P85">1101</text:p>
          </table:table-cell>
          <table:table-cell table:style-name="Table1.A1" office:value-type="string">
            <text:p text:style-name="P85">0xD</text:p>
          </table:table-cell>
          <table:table-cell table:style-name="Table1.A1" office:value-type="string">
            <text:p text:style-name="P85">13</text:p>
          </table:table-cell>
        </table:table-row>
        <table:table-row table:style-name="Table1.1">
          <table:table-cell table:style-name="Table1.A1" office:value-type="string">
            <text:p text:style-name="P85">1110</text:p>
          </table:table-cell>
          <table:table-cell table:style-name="Table1.A1" office:value-type="string">
            <text:p text:style-name="P85">0xE</text:p>
          </table:table-cell>
          <table:table-cell table:style-name="Table1.A1" office:value-type="string">
            <text:p text:style-name="P85">14</text:p>
          </table:table-cell>
        </table:table-row>
        <table:table-row table:style-name="Table1.1">
          <table:table-cell table:style-name="Table1.A1" office:value-type="string">
            <text:p text:style-name="P85">1111</text:p>
          </table:table-cell>
          <table:table-cell table:style-name="Table1.A1" office:value-type="string">
            <text:p text:style-name="P85">0xF</text:p>
          </table:table-cell>
          <table:table-cell table:style-name="Table1.A1" office:value-type="string">
            <text:p text:style-name="P85">15</text:p>
          </table:table-cell>
        </table:table-row>
      </table:table>
      <text:p text:style-name="Standard"/>
      <text:p text:style-name="P65"/>
      <text:p text:style-name="P65">One final note: some other computing devices (including older Comp-o-Tron models) use ‘octal’ numbering, or base 8. This is another easy shorthand for binary, but only represents 3 bits per digit.</text:p>
      <text:p text:style-name="P65"/>
      <text:p text:style-name="P66">Why choose one over the other? If your machine’s bus width is easily divisible by 3, you would use octal, and if it’s easily divisible by 4, you would use hexadecimal. If the bus width is a weird prime number, then you pick whatever you want and have a few bit positions left over.</text:p>
      <text:p text:style-name="P65"/>
      <text:p text:style-name="P66">The Comp-o-Tron 6000 is a 32-bit machine, and 32 is easily divisible by 4, so it uses hexadecimal, not octal. There are no bits left over, any any address or data word can be represented by 8 hexadecimal digits, no more or no less.</text:p>
      <text:p text:style-name="P9"/>
      <text:h text:style-name="Heading_20_1" text:outline-level="1" text:is-list-header="true"><text:bookmark-start text:name="__RefHeading___Toc810_3737571594"/>Appendix <text:span text:style-name="T3">II</text:span>: Sample Programs<text:bookmark-end text:name="__RefHeading___Toc810_3737571594"/></text:h>
      <text:p text:style-name="P71">The following sample programs are included here to give you an idea of the syntax used by the Comp-o-Tron <text:span text:style-name="T33">Automatic Symbolic Assembler, </text:span>and some simple flows to give you an idea of how to program the device.</text:p>
      <text:p text:style-name="P71">First is a very simple loop, to show counting, testing, and branching:</text:p>
      <text:p text:style-name="P90">* example1.asm</text:p>
      <text:p text:style-name="P90">* very simple program for ct6k, counts from 10000 to zero</text:p>
      <text:p text:style-name="P90"/>
      <text:p text:style-name="P90"><text:s text:c="4"/>MOVE 10000, R0</text:p>
      <text:p text:style-name="P90"><text:s text:c="4"/>MOVE 1, R1</text:p>
      <text:p text:style-name="P90">$LOOP</text:p>
      <text:p text:style-name="P90"><text:soft-page-break/><text:s text:c="4"/>ADD R1, R2, R2</text:p>
      <text:p text:style-name="P90"><text:s text:c="4"/>INCR R1</text:p>
      <text:p text:style-name="P90"><text:s text:c="4"/>DECR R0</text:p>
      <text:p text:style-name="P90"><text:s text:c="4"/>JNZERO $LOOP</text:p>
      <text:p text:style-name="P90"><text:s text:c="4"/>NOP</text:p>
      <text:p text:style-name="P90"><text:s text:c="4"/>HALT</text:p>
      <text:p text:style-name="Standard"/>
      <text:p text:style-name="P70">Second is a fun little <text:span text:style-name="T51">program</text:span> that makes a checkerboard of the front panel lights. It shows some logic operations as well.</text:p>
      <text:p text:style-name="P92"/>
      <text:p text:style-name="P91">* checker.asm - test program to make a checkerboard of the registers</text:p>
      <text:p text:style-name="P91">* Extra challenge - don’t just move all 5s or all As into registers</text:p>
      <text:p text:style-name="P91"/>
      <text:p text:style-name="P91"><text:s text:c="4"/>MOVE 15, R1</text:p>
      <text:p text:style-name="P91"><text:s text:c="4"/>MOVE 2, R2</text:p>
      <text:p text:style-name="P91">$INCRLOOP</text:p>
      <text:p text:style-name="P91"><text:s text:c="4"/>INCR R0 <text:s text:c="4"/>* set low bit</text:p>
      <text:p text:style-name="P91"><text:s text:c="4"/>SHIFTL R0, R2, R0</text:p>
      <text:p text:style-name="P91"><text:s text:c="4"/>DECR R1</text:p>
      <text:p text:style-name="P91"><text:s text:c="4"/>JNZERO $INCRLOOP</text:p>
      <text:p text:style-name="P91">* R0 is now alternating 1s and 0s.</text:p>
      <text:p text:style-name="P91"><text:s text:c="4"/>INCR R0</text:p>
      <text:p text:style-name="P91"><text:s text:c="4"/>MOVE R0, R1</text:p>
      <text:p text:style-name="P91"><text:s text:c="4"/>NOT R1</text:p>
      <text:p text:style-name="P91"><text:s text:c="4"/>MOVE R0, R2</text:p>
      <text:p text:style-name="P91"><text:s text:c="4"/>MOVE R0, R3</text:p>
      <text:p text:style-name="P91"><text:s text:c="4"/>NOT R3</text:p>
      <text:p text:style-name="P91"><text:s text:c="4"/>MOVE R0, R4</text:p>
      <text:p text:style-name="P91"><text:s text:c="4"/>MOVE R0, R5</text:p>
      <text:p text:style-name="P91"><text:s text:c="4"/>NOT R5</text:p>
      <text:p text:style-name="P91"><text:s text:c="4"/>MOVE R0, R6</text:p>
      <text:p text:style-name="P91"><text:s text:c="4"/>MOVE R0, R7</text:p>
      <text:p text:style-name="P91"><text:s text:c="4"/>NOT R7</text:p>
      <text:p text:style-name="P91"><text:s text:c="4"/>MOVE R0, R8</text:p>
      <text:p text:style-name="P91"><text:s text:c="4"/>MOVE R0, R9</text:p>
      <text:p text:style-name="P91"><text:s text:c="4"/>NOT R9</text:p>
      <text:p text:style-name="P91"><text:s text:c="4"/>MOVE R0, R10</text:p>
      <text:p text:style-name="P91"><text:s text:c="4"/>MOVE R0, R11</text:p>
      <text:p text:style-name="P91"><text:s text:c="4"/>NOT R11</text:p>
      <text:p text:style-name="P91"><text:s text:c="4"/>MOVE R0, R12</text:p>
      <text:p text:style-name="P91"><text:s text:c="4"/>MOVE R1, R13</text:p>
      <text:p text:style-name="P91"><text:s text:c="4"/>MOVE R0, R14</text:p>
      <text:p text:style-name="P91">* final move will set IP to an invalid memory location,</text:p>
      <text:p text:style-name="P91">* which will contain all Fs.</text:p>
      <text:p text:style-name="P91">* at that point the system will halt.</text:p>
      <text:p text:style-name="P91"><text:s text:c="4"/>JMP <text:s/>0xAAAAAAA9</text:p>
      <text:p text:style-name="P91"><text:s text:c="4"/>HALT <text:s text:c="2"/>* not really needed</text:p>
      <text:p text:style-name="P92"/>
      <text:p text:style-name="P70">Finally, we present to you the traditional “Hello, Edith” which requires a Print-o-Tron XL to execute successfully.</text:p>
      <text:p text:style-name="P92"/>
      <text:p text:style-name="P91"><text:soft-page-break/>* hello.asm</text:p>
      <text:p text:style-name="P91">* Prints "Hello, Edith" on the Print-o-Tron XL, if the printer is found.</text:p>
      <text:p text:style-name="P91"/>
      <text:p text:style-name="P91">* Start by looking for the printer</text:p>
      <text:p text:style-name="P91"><text:s text:c="4"/>MOVE 0x1000, R14 <text:s text:c="3"/>* set stack</text:p>
      <text:p text:style-name="P91"><text:s text:c="4"/>CALL $FINDPRT</text:p>
      <text:p text:style-name="P91"><text:s text:c="4"/>OR R0, R0, R0 <text:s text:c="6"/>* no effect but sets zero flag</text:p>
      <text:p text:style-name="P91"><text:s text:c="4"/>JZERO $END</text:p>
      <text:p text:style-name="P91"/>
      <text:p text:style-name="P91"><text:s text:c="4"/>MOVE I0, R1 <text:s text:c="8"/>* Read status register</text:p>
      <text:p text:style-name="P91"><text:s text:c="4"/>OR R1, R1, R1</text:p>
      <text:p text:style-name="P91"><text:s text:c="4"/>JNZERO $END <text:s text:c="8"/>* Printer error or not ready</text:p>
      <text:p text:style-name="P91"/>
      <text:p text:style-name="P91"><text:s text:c="4"/>INCR R0 <text:s text:c="12"/>* R0 now points at output register</text:p>
      <text:p text:style-name="P91"><text:s text:c="4"/>MOVE $TEXT, R1</text:p>
      <text:p text:style-name="P91">$OUTLOOP</text:p>
      <text:p text:style-name="P91"><text:s text:c="4"/>MOVE I1, R2</text:p>
      <text:p text:style-name="P91"><text:s text:c="4"/>OR R2, R2, R2</text:p>
      <text:p text:style-name="P91"><text:s text:c="4"/>JZERO $RELEASE</text:p>
      <text:p text:style-name="P91"><text:s text:c="4"/>MOVE R2, I0</text:p>
      <text:p text:style-name="P91"><text:s text:c="4"/>INCR R1</text:p>
      <text:p text:style-name="P91"><text:s text:c="4"/>JMP $OUTLOOP</text:p>
      <text:p text:style-name="P91"/>
      <text:p text:style-name="P91">$RELEASE</text:p>
      <text:p text:style-name="P91"><text:s text:c="4"/>INCR R0 <text:s text:c="12"/>* R0 now points at control register</text:p>
      <text:p text:style-name="P91"><text:s text:c="4"/>MOVE 1, I0 <text:s text:c="9"/>* Line release</text:p>
      <text:p text:style-name="P91"/>
      <text:p text:style-name="P91">$END</text:p>
      <text:p text:style-name="P91"><text:s text:c="4"/>HALT</text:p>
      <text:p text:style-name="P91">$FINDPRT</text:p>
      <text:p text:style-name="P91"><text:s text:c="4"/>MOVE 0xFFF00000, R8 <text:s text:c="4"/>* Peripheral map table location</text:p>
      <text:p text:style-name="P91"><text:s text:c="4"/>MOVE 0xF, R9 <text:s text:c="11"/>* Table size</text:p>
      <text:p text:style-name="P91"><text:s text:c="4"/>MOVE 0x4, R10 <text:s text:c="10"/>* Entry size</text:p>
      <text:p text:style-name="P91"><text:s text:c="4"/>MOVE 0x504F5458, R11 <text:s text:c="3"/>* DDN we are looking for</text:p>
      <text:p text:style-name="P91">$FPLP</text:p>
      <text:p text:style-name="P91"><text:s text:c="4"/>MOVE I8, R7 <text:s text:c="12"/>* Get DDN</text:p>
      <text:p text:style-name="P91"><text:s text:c="4"/>CMP <text:s/>R7, R11</text:p>
      <text:p text:style-name="P91"><text:s text:c="4"/>JZERO $FPFOUND</text:p>
      <text:p text:style-name="P91"><text:s text:c="4"/>ADD R10, R8, R8</text:p>
      <text:p text:style-name="P91"><text:s text:c="4"/>DECR R9</text:p>
      <text:p text:style-name="P91"><text:s text:c="4"/>JNZERO $FPLP</text:p>
      <text:p text:style-name="P91">* fell out, not found</text:p>
      <text:p text:style-name="P91"><text:s text:c="4"/>MOVE 0x0, R0</text:p>
      <text:p text:style-name="P91"><text:s text:c="4"/>RETURN</text:p>
      <text:p text:style-name="P91"/>
      <text:p text:style-name="P91">$FPFOUND</text:p>
      <text:p text:style-name="P91"><text:s text:c="4"/>INCR R8 <text:s text:c="12"/>* move to base address in table entry</text:p>
      <text:p text:style-name="P91"><text:s text:c="4"/>MOVE I8, R0 <text:s text:c="8"/>* store memory base address in R0 for return</text:p>
      <text:p text:style-name="P91"><text:s text:c="4"/>RETURN</text:p>
      <text:p text:style-name="P91"/>
      <text:p text:style-name="P91">$TEXT</text:p>
      <text:p text:style-name="P91"><text:soft-page-break/><text:s text:c="4"/>0x48</text:p>
      <text:p text:style-name="P91"><text:s text:c="4"/>0x65</text:p>
      <text:p text:style-name="P91"><text:s text:c="4"/>0x6C</text:p>
      <text:p text:style-name="P91"><text:s text:c="4"/>0x6C</text:p>
      <text:p text:style-name="P91"><text:s text:c="4"/>0x6F</text:p>
      <text:p text:style-name="P91"><text:s text:c="4"/>0x2C</text:p>
      <text:p text:style-name="P91"><text:s text:c="4"/>0x20</text:p>
      <text:p text:style-name="P91"><text:s text:c="4"/>0x45</text:p>
      <text:p text:style-name="P91"><text:s text:c="4"/>0x64</text:p>
      <text:p text:style-name="P91"><text:s text:c="4"/>0x69</text:p>
      <text:p text:style-name="P91"><text:s text:c="4"/>0x74</text:p>
      <text:p text:style-name="P91"><text:s text:c="4"/>0x68</text:p>
      <text:p text:style-name="P91"><text:s text:c="4"/>0x21</text:p>
      <text:p text:style-name="P91"><text:s text:c="4"/>0</text:p>
      <text:p text:style-name="P89"/>
      <text:p text:style-name="P72">Punch card decks containing these programs are included with each and every Comp-o-Tron 6000. As is traditional, Comp-o-Tron engineers will execute “Hello, Edith” as soon as they determine that the computing device is fully functional.</text:p>
      <text:p text:style-name="P72"/>
      <text:h text:style-name="P97" text:outline-level="1" text:is-list-header="true"><text:bookmark-start text:name="__RefHeading___Toc812_3737571594"/>Appendix <text:span text:style-name="T3">I</text:span>II: The Comp-o-Tron 6000 Emulator<text:bookmark-end text:name="__RefHeading___Toc812_3737571594"/></text:h>
      <text:p text:style-name="P77"><text:span text:style-name="T36">Naturally, those of us in our timeline don’t have access to a working Comp-o-Tron 6000 computing device. </text:span><text:span text:style-name="T38">Luckily, we do have an emulator!</text:span></text:p>
      <text:p text:style-name="P78"><text:span text:style-name="T38">T</text:span><text:span text:style-name="T36">he emu6k emulator is a faithful reproduction of the Comp-o-Tron 6000 computing device, with a sprinkling of extra features for convenience. It will compile and run on most Linux distributions as well as in Microsoft Windows, using Cygwin.</text:span></text:p>
      <text:p text:style-name="P81"><text:span text:style-name="T41">NOTE</text:span><text:span text:style-name="T36">: as the emulator evolves, new features may be added and controls and specific appearance may change. Therefore, this Appendix will only describe major features and specific operating instructions.</text:span></text:p>
      <text:p text:style-name="P83">To launch the emulator, simply issue the ‘emu6k’ command. If you wish to preload a program into memory, you may add the name of this program to the command line. Note that you MUST load a binary file intended for the Comp-o-Tron 6000. Loading any other type of file, including assembly source, will not work and will fill the emulators memory with garbage data that cannot be executed.</text:p>
      <text:p text:style-name="P83">When the emulator launches, all registers are set to 0, and all memory is set to 0, except for memory populated by a pre-loaded program, if specified. The emulator begins in the single-step state, waiting to execute the instruction at address 0.</text:p>
      <text:p text:style-name="P79"><text:span text:style-name="T36">An actual Comp-o-Tron 6000 can step through instructions or run at full speed. To this, the emulator adds slow speed (2 Hz) and quick speed (10 Hz). These are useful for seeing </text:span><text:span text:style-name="T39">the flow of a program without the tedium of single-stepping through the entire execution. </text:span><text:span text:style-name="T40">An additional handy feature of the emulator is the ability to set a breakpoint at any location in memory. When execution reaches this address, the emulator will switch to single-step state, allowing closer examination of the program’s behavior.</text:span></text:p>
      <text:p text:style-name="P80"><text:soft-page-break/><text:span text:style-name="T40">As additional aids in debugging, t</text:span><text:span text:style-name="T36">he emulator also allows the user to view any arbitrary memory location, as well as the top of the stack, and disassembly from any arbitrary location.</text:span></text:p>
      <text:p text:style-name="P82"><text:span text:style-name="T36">NOTE</text:span><text:span text:style-name="T42">: The speed of full speed execution on the emulator varies significantly based on the host system, and is largely dependent upon the overhead of the visual display drivers and hardware.</text:span></text:p>
      <text:p text:style-name="P84">As was common in the early days of electronic computing, the Comp-o-Tron 6000 allowed the user to modify the contents of any register or memory location. This feature is maintained in the emulator, and can be used to enter simple programs if one is not preloaded from the command line.</text:p>
      <text:p text:style-name="P84">The emulator also allows the user to toggle visual modes. The default is the “blinky light” mode which is faithful to the appearance of the Comp-o-Tron 6000 control panel. Numeric mode changes the register display to ones and zeros, allowing for a less-authentic but (possibly) more readable experience.</text:p>
      <text:p text:style-name="P84">Finally, if screen real estate is available, the emulator will display the output of a simulated Print-o-Tron XL on the bottom of the scre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lerta" svg:font-family="Allerta" style:font-pitch="variable"/>
    <style:font-face style:name="Cascadia Mono" svg:font-family="'Cascadia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6T22:01:04.522801374</meta:creation-date>
    <dc:date>2023-01-30T20:36:13.215473719</dc:date>
    <meta:editing-duration>P8DT1H43M3S</meta:editing-duration>
    <meta:editing-cycles>62</meta:editing-cycles>
    <meta:generator>LibreOffice/7.3.7.2$Linux_X86_64 LibreOffice_project/30$Build-2</meta:generator>
    <meta:document-statistic meta:table-count="1" meta:image-count="0" meta:object-count="0" meta:page-count="25" meta:paragraph-count="366" meta:word-count="5276" meta:character-count="31438" meta:non-whitespace-character-count="26035"/>
  </office:meta>
</office:document-meta>
</file>